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16.482cm"/>
    </style:style>
    <style:style style:name="co10" style:family="table-column">
      <style:table-column-properties fo:break-before="auto" style:column-width="1.663cm"/>
    </style:style>
    <style:style style:name="co12" style:family="table-column">
      <style:table-column-properties fo:break-before="auto" style:column-width="5.937cm"/>
    </style:style>
    <style:style style:name="co13" style:family="table-column">
      <style:table-column-properties fo:break-before="auto" style:column-width="6.174cm"/>
    </style:style>
    <style:style style:name="co14" style:family="table-column">
      <style:table-column-properties fo:break-before="auto" style:column-width="14.88cm"/>
    </style:style>
    <style:style style:name="co15" style:family="table-column">
      <style:table-column-properties fo:break-before="auto" style:column-width="2.529cm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908cm" fo:break-before="auto" style:use-optimal-row-height="true"/>
    </style:style>
    <style:style style:name="ro9" style:family="table-row">
      <style:table-row-properties style:row-height="1.339cm" fo:break-before="auto" style:use-optimal-row-height="true"/>
    </style:style>
    <style:style style:name="ro10" style:family="table-row">
      <style:table-row-properties style:row-height="1.77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512cm" fo:break-before="auto" style:use-optimal-row-height="true"/>
    </style:style>
    <style:style style:name="ro13" style:family="table-row">
      <style:table-row-properties style:row-height="0.446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499cm" fo:break-before="auto" style:use-optimal-row-height="true"/>
    </style:style>
    <style:style style:name="ro16" style:family="table-row">
      <style:table-row-properties style:row-height="0.473cm" fo:break-before="auto" style:use-optimal-row-height="true"/>
    </style:style>
    <style:style style:name="ta4" style:family="table" style:master-page-name="Pruebas">
      <style:table-properties table:display="true" style:writing-mode="lr-tb"/>
    </style:style>
    <style:style style:name="ta3" style:family="table" style:master-page-name="Actualización">
      <style:table-properties table:display="true" style:writing-mode="lr-tb"/>
    </style:style>
    <style:style style:name="ta5" style:family="table" style:master-page-name="Modificaciones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8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9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middle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11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6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text-position="" style:font-name="Sans" fo:font-size="12pt" fo:font-style="normal" style:text-underline-style="none" fo:font-weight="bold" style:font-size-asian="12pt" style:font-size-complex="12pt"/>
    </style:style>
    <style:style style:name="ce27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28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bold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text-position="" style:font-name="Sans" fo:font-size="10pt" fo:font-style="normal" style:text-underline-style="none" fo:font-weight="normal"/>
    </style:style>
    <style:style style:name="ce22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5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5" style:family="table-cell" style:parent-style-name="Default" style:data-style-name="N105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0" style:family="table-cell" style:parent-style-name="Default" style:data-style-name="N105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9pt" fo:font-style="normal" style:text-underline-style="none" fo:font-weight="bold"/>
    </style:style>
    <style:style style:name="ce43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808080" style:text-line-through-style="none" style:text-line-through-type="none" style:font-name="Sans" fo:font-size="9pt" fo:font-style="normal" style:text-underline-style="none" fo:font-weight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value-type" style:repeat-content="false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2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000000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7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2pt" fo:font-style="normal" style:text-underline-style="none" fo:font-weight="bold" style:font-size-asian="12pt" style:font-size-complex="12pt"/>
    </style:style>
    <style:style style:name="ce68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9" style:family="table-cell" style:parent-style-name="Default" style:data-style-name="N1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Modificaciones" table:style-name="ta5" table:print="false">
        <office:forms form:automatic-focus="false" form:apply-design-mode="false"/>
        <table:table-column table:style-name="co1" table:default-cell-style-name="Gnumeric-default"/>
        <table:table-column table:style-name="co13" table:default-cell-style-name="Gnumeric-default"/>
        <table:table-column table:style-name="co14" table:default-cell-style-name="Gnumeric-default"/>
        <table:table-column table:style-name="co15" table:default-cell-style-name="Gnumeric-default"/>
        <table:table-column table:style-name="co5" table:number-columns-repeated="1020" table:default-cell-style-name="Gnumeric-default"/>
        <table:table-row table:style-name="ro12">
          <table:table-cell table:style-name="ce22" office:value-type="string" calcext:value-type="string" table:number-columns-spanned="4" table:number-rows-spanned="1">
            <text:p>Versión 0.9</text:p>
          </table:table-cell>
          <table:covered-table-cell table:style-name="ce41"/>
          <table:covered-table-cell table:style-name="ce47"/>
          <table:covered-table-cell table:style-name="ce36"/>
          <table:table-cell table:number-columns-repeated="1020"/>
        </table:table-row>
        <table:table-row table:style-name="ro13">
          <table:table-cell table:style-name="ce24" office:value-type="string" calcext:value-type="string">
            <text:p>FECHA</text:p>
          </table:table-cell>
          <table:table-cell table:style-name="ce42" office:value-type="string" calcext:value-type="string">
            <text:p>MODULO</text:p>
          </table:table-cell>
          <table:table-cell table:style-name="ce48" office:value-type="string" calcext:value-type="string">
            <text:p>TAREA</text:p>
          </table:table-cell>
          <table:table-cell table:style-name="ce24" office:value-type="string" calcext:value-type="string">
            <text:p>FECHA FIN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1-01-01" calcext:value-type="date">
            <text:p>01/01/11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VENTAS – Aviso de límite de crédito</text:p>
          </table:table-cell>
          <table:table-cell table:style-name="ce25" office:value-type="date" office:date-value="2014-01-02" calcext:value-type="date">
            <text:p>02/01/14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1-01" calcext:value-type="date">
            <text:p>01/01/11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VENTAS – Aviso de stock mínimo</text:p>
          </table:table-cell>
          <table:table-cell table:style-name="ce25" office:value-type="date" office:date-value="2014-01-03" calcext:value-type="date">
            <text:p>03/01/14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1-03-29" calcext:value-type="date">
            <text:p>29/03/11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VENTAS – modificación del precio del artículo // Primero se tiene que agregar y luego modificar el precio</text:p>
          </table:table-cell>
          <table:table-cell table:style-name="ce25" office:value-type="date" office:date-value="2011-04-09" calcext:value-type="date">
            <text:p>09/04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3-29" calcext:value-type="date">
            <text:p>29/03/11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VENTAS – búsqueda por Descripción dentro de la grilla detalle de ventas</text:p>
          </table:table-cell>
          <table:table-cell table:style-name="ce25" office:value-type="date" office:date-value="2011-04-12" calcext:value-type="date">
            <text:p>12/04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3-29" calcext:value-type="date">
            <text:p>29/03/11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Notas de crédito</text:p>
          </table:table-cell>
          <table:table-cell table:style-name="ce25" office:value-type="date" office:date-value="2011-06-05" calcext:value-type="date">
            <text:p>05/06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3-29" calcext:value-type="date">
            <text:p>29/03/11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Notas de débito</text:p>
          </table:table-cell>
          <table:table-cell table:style-name="ce25"/>
          <table:table-cell table:style-name="ce47" table:number-columns-repeated="1020"/>
        </table:table-row>
        <table:table-row table:style-name="ro3">
          <table:table-cell table:style-name="ce25" office:value-type="date" office:date-value="2011-04-11" calcext:value-type="date">
            <text:p>11/04/11</text:p>
          </table:table-cell>
          <table:table-cell table:style-name="ce43"/>
          <table:table-cell table:style-name="ce47" office:value-type="string" calcext:value-type="string">
            <text:p>Controlar y mejorar los momentos en que abro los DataSet. HACERLO TRANQUILO CON TIEMPO</text:p>
          </table:table-cell>
          <table:table-cell table:style-name="ce25"/>
          <table:table-cell table:style-name="ce47" table:number-columns-repeated="1020"/>
        </table:table-row>
        <table:table-row table:style-name="ro13">
          <table:table-cell table:style-name="ce25" office:value-type="date" office:date-value="2011-04-30" calcext:value-type="date">
            <text:p>30/04/11</text:p>
          </table:table-cell>
          <table:table-cell table:style-name="ce43" office:value-type="string" calcext:value-type="string">
            <text:p>uEstadoCtasCtesProveedores</text:p>
          </table:table-cell>
          <table:table-cell table:style-name="ce47" office:value-type="string" calcext:value-type="string">
            <text:p>Resaltar los tipos de comprobantes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7-06" calcext:value-type="date">
            <text:p>06/07/11</text:p>
          </table:table-cell>
          <table:table-cell table:style-name="ce43"/>
          <table:table-cell table:style-name="ce47" office:value-type="string" calcext:value-type="string">
            <text:p>RECIBOS – Ver para que es el botón pagos</text:p>
          </table:table-cell>
          <table:table-cell table:style-name="ce25" office:value-type="date" office:date-value="2011-07-07" calcext:value-type="date">
            <text:p>07/07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8-04" calcext:value-type="date">
            <text:p>04/08/11</text:p>
          </table:table-cell>
          <table:table-cell table:style-name="ce44" office:value-type="string" calcext:value-type="string">
            <text:p>uEstadisticasProveedores</text:p>
          </table:table-cell>
          <table:table-cell table:style-name="ce47" office:value-type="string" calcext:value-type="string">
            <text:p>Compras por temporada no resta las NC</text:p>
          </table:table-cell>
          <table:table-cell table:style-name="ce25" office:value-type="date" office:date-value="2011-08-05" calcext:value-type="date">
            <text:p>05/08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8-05" calcext:value-type="date">
            <text:p>05/08/11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47" office:value-type="string" calcext:value-type="string">
            <text:p>Ventas por temporada no resta las NC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08-05" calcext:value-type="date">
            <text:p>05/08/11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47" office:value-type="string" calcext:value-type="string">
            <text:p>Ventas por mes no restan las NC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1-08-06" calcext:value-type="date">
            <text:p>06/08/11</text:p>
          </table:table-cell>
          <table:table-cell table:style-name="ce44" office:value-type="string" calcext:value-type="string">
            <text:p>uEstadisticasProveedores</text:p>
          </table:table-cell>
          <table:table-cell table:style-name="ce47" office:value-type="string" calcext:value-type="string">
            <text:p>Estadísticas por temporada ordenar las columnas primero verano segundo invierno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0-22" calcext:value-type="date">
            <text:p>22/10/11</text:p>
          </table:table-cell>
          <table:table-cell table:style-name="ce44" office:value-type="string" calcext:value-type="string">
            <text:p>uPagosProveedores</text:p>
          </table:table-cell>
          <table:table-cell table:style-name="ce47" office:value-type="string" calcext:value-type="string">
            <text:p>Corregir la fecha, porque no carga la fecha del pago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4">
          <table:table-cell table:style-name="ce25" office:value-type="date" office:date-value="2011-12-01" calcext:value-type="date">
            <text:p>01/12/11</text:p>
          </table:table-cell>
          <table:table-cell table:style-name="ce44" office:value-type="string" calcext:value-type="string">
            <text:p>uEstadoCtasCtesProveedores</text:p>
          </table:table-cell>
          <table:table-cell table:style-name="ce47" office:value-type="string" calcext:value-type="string">
            <text:p>Se rediseñó el formulario para mejorar la visualización de los proveedores y sus comprobantes. Las estadísticas del proveedor van a ir en uEstadisticasProveedores</text:p>
          </table:table-cell>
          <table:table-cell table:style-name="ce25" office:value-type="date" office:date-value="2011-12-27" calcext:value-type="date">
            <text:p>27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47" office:value-type="string" calcext:value-type="string">
            <text:p>Corregí la apertura y cierre de los dataset necesarios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47" office:value-type="string" calcext:value-type="string">
            <text:p>Corregí la apertura y cierre de los dataset necesarios</text:p>
          </table:table-cell>
          <table:table-cell table:style-name="ce25" office:value-type="date" office:date-value="2011-12-28" calcext:value-type="date">
            <text:p>28/12/11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EstadisticasProveedores</text:p>
          </table:table-cell>
          <table:table-cell table:style-name="ce47" office:value-type="string" calcext:value-type="string">
            <text:p>Se creo un nuevo formulario para sacar las estadísticas del proveedor del formulario uEstadoCtasCtesProveedores</text:p>
          </table:table-cell>
          <table:table-cell table:style-name="ce25" office:value-type="date" office:date-value="2012-01-06" calcext:value-type="date">
            <text:p>06/01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ComprobantesProveedores</text:p>
          </table:table-cell>
          <table:table-cell table:style-name="ce47" office:value-type="string" calcext:value-type="string">
            <text:p>Corregí los TabOrder del formulario</text:p>
          </table:table-cell>
          <table:table-cell table:style-name="ce25" office:value-type="date" office:date-value="2012-12-28" calcext:value-type="date">
            <text:p>28/12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1-12-28" calcext:value-type="date">
            <text:p>28/12/11</text:p>
          </table:table-cell>
          <table:table-cell table:style-name="ce44" office:value-type="string" calcext:value-type="string">
            <text:p>uPagosProveedores</text:p>
          </table:table-cell>
          <table:table-cell table:style-name="ce47" office:value-type="string" calcext:value-type="string">
            <text:p>Corregí los TabOrder del formulario</text:p>
          </table:table-cell>
          <table:table-cell table:style-name="ce25" office:value-type="date" office:date-value="2012-12-28" calcext:value-type="date">
            <text:p>28/12/12</text:p>
          </table:table-cell>
          <table:table-cell table:style-name="ce47" table:number-columns-repeated="1020"/>
        </table:table-row>
        <table:table-row table:style-name="ro5">
          <table:table-cell table:style-name="ce35"/>
          <table:table-cell table:style-name="ce45"/>
          <table:table-cell table:style-name="ce49"/>
          <table:table-cell table:style-name="ce35"/>
          <table:table-cell table:style-name="ce47" table:number-columns-repeated="1020"/>
        </table:table-row>
        <table:table-row table:style-name="ro13">
          <table:table-cell table:style-name="ce25" office:value-type="date" office:date-value="2012-01-07" calcext:value-type="date">
            <text:p>07/01/12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47" office:value-type="string" calcext:value-type="string">
            <text:p>Agregar a compras por temporadas, suma verano + invierno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2-01-07" calcext:value-type="date">
            <text:p>07/01/12</text:p>
          </table:table-cell>
          <table:table-cell table:style-name="ce44" office:value-type="string" calcext:value-type="string">
            <text:p>udmEstadoCtasCtesProveedores</text:p>
          </table:table-cell>
          <table:table-cell table:style-name="ce47" office:value-type="string" calcext:value-type="string">
            <text:p>Agregar a ventas por temporadas, suma verano + invierno</text:p>
          </table:table-cell>
          <table:table-cell table:style-name="ce25" office:value-type="date" office:date-value="2012-02-06" calcext:value-type="date">
            <text:p>06/02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APago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Cheque</text:p>
          </table:table-cell>
          <table:table-cell table:style-name="ce47" office:value-type="string" calcext:value-type="string">
            <text:p>Cuando valida, tomo el foco de varios componentes porque en algunos casos no graba el valor que tiene el dbedit que se está modificand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Cheque</text:p>
          </table:table-cell>
          <table:table-cell table:style-name="ce47" office:value-type="string" calcext:value-type="string">
            <text:p>Corregí los TabOrder del formulari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Deposito</text:p>
          </table:table-cell>
          <table:table-cell table:style-name="ce47" office:value-type="string" calcext:value-type="string">
            <text:p>Cuando valida, tomo el foco de varios componentes porque en algunos casos no graba el valor que tiene el dbedit que se está modificand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FramePagoDeposito</text:p>
          </table:table-cell>
          <table:table-cell table:style-name="ce47" office:value-type="string" calcext:value-type="string">
            <text:p>Corregí los TabOrder del formulario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2-01-10" calcext:value-type="date">
            <text:p>10/01/12</text:p>
          </table:table-cell>
          <table:table-cell table:style-name="ce44" office:value-type="string" calcext:value-type="string">
            <text:p>uPagosProveedores</text:p>
          </table:table-cell>
          <table:table-cell table:style-name="ce47" office:value-type="string" calcext:value-type="string">
            <text:p>Se corrigio el error para cancelar los cheques y depositos bancarios creados si se cancela el pago por alguno de estos medios</text:p>
          </table:table-cell>
          <table:table-cell table:style-name="ce25" office:value-type="date" office:date-value="2012-01-10" calcext:value-type="date">
            <text:p>10/01/12</text:p>
          </table:table-cell>
          <table:table-cell table:style-name="ce47" table:number-columns-repeated="1020"/>
        </table:table-row>
        <table:table-row table:style-name="ro13">
          <table:table-cell table:style-name="ce25" office:value-type="date" office:date-value="2012-01-30" calcext:value-type="date">
            <text:p>30/01/12</text:p>
          </table:table-cell>
          <table:table-cell table:style-name="ce44" office:value-type="string" calcext:value-type="string">
            <text:p>reportes</text:p>
          </table:table-cell>
          <table:table-cell table:style-name="ce47" office:value-type="string" calcext:value-type="string">
            <text:p>Achicar los encabezados de los reportes. Dejar solo el nombre del negocio</text:p>
          </table:table-cell>
          <table:table-cell table:style-name="ce25" office:value-type="date" office:date-value="2012-02-11" calcext:value-type="date">
            <text:p>11/02/12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2-01-31" calcext:value-type="date">
            <text:p>31/01/12</text:p>
          </table:table-cell>
          <table:table-cell table:style-name="ce44" office:value-type="string" calcext:value-type="string">
            <text:p>uABMarticulos</text:p>
          </table:table-cell>
          <table:table-cell table:style-name="ce47" office:value-type="string" calcext:value-type="string">
            <text:p>Cuando se ingresa un código interno inexistente y se genera un alta, pasar el código inexistente.</text:p>
          </table:table-cell>
          <table:table-cell table:style-name="ce25" office:value-type="date" office:date-value="2013-08-05" calcext:value-type="date">
            <text:p>05/08/13</text:p>
          </table:table-cell>
          <table:table-cell table:style-name="ce47" table:number-columns-repeated="1020"/>
        </table:table-row>
        <table:table-row table:style-name="ro3">
          <table:table-cell table:style-name="ce25" office:value-type="date" office:date-value="2012-02-15" calcext:value-type="date">
            <text:p>15/02/12</text:p>
          </table:table-cell>
          <table:table-cell table:style-name="ce44" office:value-type="string" calcext:value-type="string">
            <text:p>uAcerca</text:p>
          </table:table-cell>
          <table:table-cell table:style-name="ce47" office:value-type="string" calcext:value-type="string">
            <text:p>Mejorar para que abra una pagina, si no hay conexión a internet que abra una imagen.</text:p>
          </table:table-cell>
          <table:table-cell table:style-name="ce25"/>
          <table:table-cell table:style-name="ce47" table:number-columns-repeated="1020"/>
        </table:table-row>
        <table:table-row table:style-name="ro13">
          <table:table-cell table:style-name="ce25" office:value-type="date" office:date-value="2012-02-23" calcext:value-type="date">
            <text:p>23/02/12</text:p>
          </table:table-cell>
          <table:table-cell table:style-name="ce44" office:value-type="string" calcext:value-type="string">
            <text:p>uAReciboCliente</text:p>
          </table:table-cell>
          <table:table-cell table:style-name="ce47" office:value-type="string" calcext:value-type="string">
            <text:p>Agregar el saldo del cliente para saber cuanto debe y fecha del último pago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2-23" calcext:value-type="date">
            <text:p>23/02/12</text:p>
          </table:table-cell>
          <table:table-cell table:style-name="ce44" office:value-type="string" calcext:value-type="string">
            <text:p>udmRecibos</text:p>
          </table:table-cell>
          <table:table-cell table:style-name="ce47" office:value-type="string" calcext:value-type="string">
            <text:p>Calcular el recargo según la forma de pago del recibo</text:p>
          </table:table-cell>
          <table:table-cell table:style-name="ce25" office:value-type="date" office:date-value="2012-03-14" calcext:value-type="date">
            <text:p>14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2-24" calcext:value-type="date">
            <text:p>24/02/12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Las NC no se restan del saldo del cliente</text:p>
          </table:table-cell>
          <table:table-cell table:style-name="ce25" office:value-type="date" office:date-value="2013-12-10" calcext:value-type="date">
            <text:p>10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3-10" calcext:value-type="date">
            <text:p>10/03/12</text:p>
          </table:table-cell>
          <table:table-cell table:style-name="ce44" office:value-type="string" calcext:value-type="string">
            <text:p>udmRecibos</text:p>
          </table:table-cell>
          <table:table-cell table:style-name="ce47" office:value-type="string" calcext:value-type="string">
            <text:p>Controlé el código para optimizar el funcionamiento agregando procedimientos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3-10" calcext:value-type="date">
            <text:p>10/03/12</text:p>
          </table:table-cell>
          <table:table-cell table:style-name="ce44" office:value-type="string" calcext:value-type="string">
            <text:p>uRecibosClientes</text:p>
          </table:table-cell>
          <table:table-cell table:style-name="ce47" office:value-type="string" calcext:value-type="string">
            <text:p>El tamaño estaba correcto = fi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3">
          <table:table-cell table:style-name="ce25" office:value-type="date" office:date-value="2012-03-10" calcext:value-type="date">
            <text:p>10/03/12</text:p>
          </table:table-cell>
          <table:table-cell table:style-name="ce44" office:value-type="string" calcext:value-type="string">
            <text:p>uRecibosClientes</text:p>
          </table:table-cell>
          <table:table-cell table:style-name="ce47" office:value-type="string" calcext:value-type="string">
            <text:p>Controlé el código para optimizar el funcionamiento. Le asigne a los eventos del popup los eventos de los botones. Cambie por cxGrid</text:p>
          </table:table-cell>
          <table:table-cell table:style-name="ce25" office:value-type="date" office:date-value="2012-03-10" calcext:value-type="date">
            <text:p>10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3-12" calcext:value-type="date">
            <text:p>12/03/12</text:p>
          </table:table-cell>
          <table:table-cell table:style-name="ce44" office:value-type="string" calcext:value-type="string">
            <text:p>uAreciboCliente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2-03-12" calcext:value-type="date">
            <text:p>12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3-12" calcext:value-type="date">
            <text:p>12/03/12</text:p>
          </table:table-cell>
          <table:table-cell table:style-name="ce44" office:value-type="string" calcext:value-type="string">
            <text:p>uAreciboCliente</text:p>
          </table:table-cell>
          <table:table-cell table:style-name="ce47" office:value-type="string" calcext:value-type="string">
            <text:p>Corregí los TabOrder del formulario</text:p>
          </table:table-cell>
          <table:table-cell table:style-name="ce25" office:value-type="date" office:date-value="2012-03-12" calcext:value-type="date">
            <text:p>12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3-14" calcext:value-type="date">
            <text:p>14/03/12</text:p>
          </table:table-cell>
          <table:table-cell table:style-name="ce44" office:value-type="string" calcext:value-type="string">
            <text:p>udmRecibos</text:p>
          </table:table-cell>
          <table:table-cell table:style-name="ce47" office:value-type="string" calcext:value-type="string">
            <text:p>Eliminar los campos innecesarios. Persona y Detalle</text:p>
          </table:table-cell>
          <table:table-cell table:style-name="ce25" office:value-type="date" office:date-value="2012-03-17" calcext:value-type="date">
            <text:p>17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3-17" calcext:value-type="date">
            <text:p>17/03/12</text:p>
          </table:table-cell>
          <table:table-cell table:style-name="ce44" office:value-type="string" calcext:value-type="string">
            <text:p>uRepRecibos</text:p>
          </table:table-cell>
          <table:table-cell table:style-name="ce47" office:value-type="string" calcext:value-type="string">
            <text:p>Eliminar los campos innecesarios. Persona y Detalle</text:p>
          </table:table-cell>
          <table:table-cell table:style-name="ce25" office:value-type="date" office:date-value="2012-03-17" calcext:value-type="date">
            <text:p>17/03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6-22" calcext:value-type="date">
            <text:p>22/06/12</text:p>
          </table:table-cell>
          <table:table-cell table:style-name="ce44" office:value-type="string" calcext:value-type="string">
            <text:p>udmCierreTurno</text:p>
          </table:table-cell>
          <table:table-cell table:style-name="ce47" office:value-type="string" calcext:value-type="string">
            <text:p>Corregir el cálculo de ventas por mes y por año para que reste las notas de crédito</text:p>
          </table:table-cell>
          <table:table-cell table:style-name="ce25" office:value-type="date" office:date-value="2012-11-19" calcext:value-type="date">
            <text:p>19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6-22" calcext:value-type="date">
            <text:p>22/06/12</text:p>
          </table:table-cell>
          <table:table-cell table:style-name="ce44" office:value-type="string" calcext:value-type="string">
            <text:p>udmCierreTurno</text:p>
          </table:table-cell>
          <table:table-cell table:style-name="ce47" office:value-type="string" calcext:value-type="string">
            <text:p>Ordenar las grillas por mes. Ahora está 1,11,12,2,3</text:p>
          </table:table-cell>
          <table:table-cell table:style-name="ce25" office:value-type="date" office:date-value="2012-11-21" calcext:value-type="date">
            <text:p>21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06-23" calcext:value-type="date">
            <text:p>23/06/12</text:p>
          </table:table-cell>
          <table:table-cell table:style-name="ce44" office:value-type="string" calcext:value-type="string">
            <text:p>DER</text:p>
          </table:table-cell>
          <table:table-cell table:style-name="ce47" office:value-type="string" calcext:value-type="string">
            <text:p>Actualizar el DER con los campos que se borraron</text:p>
          </table:table-cell>
          <table:table-cell table:style-name="ce25"/>
          <table:table-cell table:number-columns-repeated="1020"/>
        </table:table-row>
        <table:table-row table:style-name="ro13">
          <table:table-cell table:style-name="ce25" office:value-type="date" office:date-value="2012-06-27" calcext:value-type="date">
            <text:p>27/06/12</text:p>
          </table:table-cell>
          <table:table-cell table:style-name="ce44" office:value-type="string" calcext:value-type="string">
            <text:p>uRecibosClientes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2-06-27" calcext:value-type="date">
            <text:p>27/06/12</text:p>
          </table:table-cell>
          <table:table-cell table:number-columns-repeated="1020"/>
        </table:table-row>
        <table:table-row table:style-name="ro4">
          <table:table-cell table:style-name="ce25" office:value-type="date" office:date-value="2012-07-08" calcext:value-type="date">
            <text:p>08/07/12</text:p>
          </table:table-cell>
          <table:table-cell table:style-name="ce44" office:value-type="string" calcext:value-type="string">
            <text:p>DB</text:p>
          </table:table-cell>
          <table:table-cell table:style-name="ce47" office:value-type="string" calcext:value-type="string">
            <text:p>Agregar a Capital Federal en la tabla Localidades.</text:p>
            <text:p>Agrego Ciudad Autónoma de Buenos Aires como la provincia 24 y Ciudad Autónoma de Buenos Aires como localidad</text:p>
          </table:table-cell>
          <table:table-cell table:style-name="ce25" office:value-type="date" office:date-value="2012-07-09" calcext:value-type="date">
            <text:p>09/07/12</text:p>
          </table:table-cell>
          <table:table-cell table:number-columns-repeated="1020"/>
        </table:table-row>
        <table:table-row table:style-name="ro4">
          <table:table-cell table:style-name="ce25" office:value-type="date" office:date-value="2012-11-19" calcext:value-type="date">
            <text:p>19/11/12</text:p>
          </table:table-cell>
          <table:table-cell table:style-name="ce44" office:value-type="string" calcext:value-type="string">
            <text:p>DB</text:p>
          </table:table-cell>
          <table:table-cell table:style-name="ce47" office:value-type="string" calcext:value-type="string">
            <text:p>Creación de SP_VENTAS_DIARIAS para calcular el total de ventas diarias y por forma de pago. Lo utilizo para sacar las estadísticas por mes y año. Esto me soluciona el problema a la hora de mostrar el año/mes con dos digitos</text:p>
          </table:table-cell>
          <table:table-cell table:style-name="ce25" office:value-type="date" office:date-value="2012-11-19" calcext:value-type="date">
            <text:p>19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2" calcext:value-type="date">
            <text:p>22/11/12</text:p>
          </table:table-cell>
          <table:table-cell table:style-name="ce44" office:value-type="string" calcext:value-type="string">
            <text:p>uEstadisticasVenta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2" calcext:value-type="date">
            <text:p>22/11/12</text:p>
          </table:table-cell>
          <table:table-cell table:style-name="ce44" office:value-type="string" calcext:value-type="string">
            <text:p>uEstadisticasVentas</text:p>
          </table:table-cell>
          <table:table-cell table:style-name="ce47" office:value-type="string" calcext:value-type="string">
            <text:p>Corregí la apertura y cierre de los dataset necesarios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2" calcext:value-type="date">
            <text:p>22/11/12</text:p>
          </table:table-cell>
          <table:table-cell table:style-name="ce44" office:value-type="string" calcext:value-type="string">
            <text:p>uEstadisticasVentas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2-12-22" calcext:value-type="date">
            <text:p>22/12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4" calcext:value-type="date">
            <text:p>24/11/12</text:p>
          </table:table-cell>
          <table:table-cell table:style-name="ce44" office:value-type="string" calcext:value-type="string">
            <text:p>udmCierreTurno</text:p>
          </table:table-cell>
          <table:table-cell table:style-name="ce47" office:value-type="string" calcext:value-type="string">
            <text:p>Ordené la grilla de cierres de turnos de forma descendente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4" calcext:value-type="date">
            <text:p>24/11/12</text:p>
          </table:table-cell>
          <table:table-cell table:style-name="ce44" office:value-type="string" calcext:value-type="string">
            <text:p>uCierresTurno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4" calcext:value-type="date">
            <text:p>24/11/12</text:p>
          </table:table-cell>
          <table:table-cell table:style-name="ce44" office:value-type="string" calcext:value-type="string">
            <text:p>uCierresTurnos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2-11-24" calcext:value-type="date">
            <text:p>24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7" calcext:value-type="date">
            <text:p>27/11/12</text:p>
          </table:table-cell>
          <table:table-cell table:style-name="ce44" office:value-type="string" calcext:value-type="string">
            <text:p>uPago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2-11-27" calcext:value-type="date">
            <text:p>27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1-27" calcext:value-type="date">
            <text:p>27/11/12</text:p>
          </table:table-cell>
          <table:table-cell table:style-name="ce44" office:value-type="string" calcext:value-type="string">
            <text:p>uPagos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2-11-27" calcext:value-type="date">
            <text:p>27/11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2-04" calcext:value-type="date">
            <text:p>04/12/12</text:p>
          </table:table-cell>
          <table:table-cell table:style-name="ce44" office:value-type="string" calcext:value-type="string">
            <text:p>uComprobantesVentas</text:p>
          </table:table-cell>
          <table:table-cell table:style-name="ce47" office:value-type="string" calcext:value-type="string">
            <text:p>Controlar la edición de precios en la grilla desde el ini</text:p>
          </table:table-cell>
          <table:table-cell table:style-name="ce25" office:value-type="date" office:date-value="2012-12-06" calcext:value-type="date">
            <text:p>06/12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2-12-06" calcext:value-type="date">
            <text:p>06/12/12</text:p>
          </table:table-cell>
          <table:table-cell table:style-name="ce44" office:value-type="string" calcext:value-type="string">
            <text:p>dmConex</text:p>
          </table:table-cell>
          <table:table-cell table:style-name="ce47" office:value-type="string" calcext:value-type="string">
            <text:p>Actualicé el módulo de datos para que lea los ini con uPublicos</text:p>
          </table:table-cell>
          <table:table-cell table:style-name="ce25" office:value-type="date" office:date-value="2012-12-06" calcext:value-type="date">
            <text:p>06/12/12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2-23" calcext:value-type="date">
            <text:p>23/0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Se corrigio los subtotales para que muestre el precio x cantidad – descuentos</text:p>
          </table:table-cell>
          <table:table-cell table:style-name="ce25" office:value-type="date" office:date-value="2013-02-23" calcext:value-type="date">
            <text:p>23/02/13</text:p>
          </table:table-cell>
          <table:table-cell table:number-columns-repeated="1020"/>
        </table:table-row>
        <table:table-row table:style-name="ro5">
          <table:table-cell table:style-name="ce35"/>
          <table:table-cell table:style-name="ce45"/>
          <table:table-cell table:style-name="ce49"/>
          <table:table-cell table:style-name="ce35"/>
          <table:table-cell table:number-columns-repeated="1020"/>
        </table:table-row>
        <table:table-row table:style-name="ro13">
          <table:table-cell table:style-name="ce25" office:value-type="date" office:date-value="2013-02-23" calcext:value-type="date">
            <text:p>23/02/13</text:p>
          </table:table-cell>
          <table:table-cell table:style-name="ce44" office:value-type="string" calcext:value-type="string">
            <text:p>uRepComprobantes</text:p>
          </table:table-cell>
          <table:table-cell table:style-name="ce47" office:value-type="string" calcext:value-type="string">
            <text:p>Se corrigio los subtotales para que muestre el precio x cantidad – descuentos</text:p>
          </table:table-cell>
          <table:table-cell table:style-name="ce25" office:value-type="date" office:date-value="2013-02-23" calcext:value-type="date">
            <text:p>23/0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3-11" calcext:value-type="date">
            <text:p>11/03/13</text:p>
          </table:table-cell>
          <table:table-cell table:style-name="ce44" office:value-type="string" calcext:value-type="string">
            <text:p>uEstadoCtasCtesProveedores</text:p>
          </table:table-cell>
          <table:table-cell table:style-name="ce47" office:value-type="string" calcext:value-type="string">
            <text:p>Colorear la grilla de estado de cuenta proveedor según el tipo</text:p>
          </table:table-cell>
          <table:table-cell table:style-name="ce25" office:value-type="date" office:date-value="2013-03-11" calcext:value-type="date">
            <text:p>11/03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4-10" calcext:value-type="date">
            <text:p>10/04/13</text:p>
          </table:table-cell>
          <table:table-cell table:style-name="ce44" office:value-type="string" calcext:value-type="string">
            <text:p>uComprobantesVentas</text:p>
          </table:table-cell>
          <table:table-cell table:style-name="ce47" office:value-type="string" calcext:value-type="string">
            <text:p>Corregí para que no permita generar comprobantes sin detalles</text:p>
          </table:table-cell>
          <table:table-cell table:style-name="ce25" office:value-type="date" office:date-value="2013-04-10" calcext:value-type="date">
            <text:p>10/04/13</text:p>
          </table:table-cell>
          <table:table-cell table:number-columns-repeated="1020"/>
        </table:table-row>
        <table:table-row table:style-name="ro3">
          <table:table-cell table:style-name="ce25" office:value-type="date" office:date-value="2013-04-10" calcext:value-type="date">
            <text:p>10/04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Solucioné el problema con los coeficientes, el problema era que la nueva factura se generaba con cero por defecto, ahora es 1</text:p>
          </table:table-cell>
          <table:table-cell table:style-name="ce25" office:value-type="date" office:date-value="2013-04-10" calcext:value-type="date">
            <text:p>10/04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4-19" calcext:value-type="date">
            <text:p>19/04/13</text:p>
          </table:table-cell>
          <table:table-cell table:style-name="ce44" office:value-type="string" calcext:value-type="string">
            <text:p>uEstadoCargaArticulos</text:p>
          </table:table-cell>
          <table:table-cell table:style-name="ce47" office:value-type="string" calcext:value-type="string">
            <text:p>Informe para verificar los artículos que se cargaron según proveedor y fecha</text:p>
          </table:table-cell>
          <table:table-cell table:style-name="ce25" office:value-type="date" office:date-value="2013-04-22" calcext:value-type="date">
            <text:p>22/04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5-03" calcext:value-type="date">
            <text:p>03/05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Se agregó al .ini la configuración del punto de venta</text:p>
          </table:table-cell>
          <table:table-cell table:style-name="ce25" office:value-type="date" office:date-value="2013-05-03" calcext:value-type="date">
            <text:p>03/05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5-10" calcext:value-type="date">
            <text:p>10/05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Modificar ventas para trabajar con descuentos por importe en lugar de %</text:p>
          </table:table-cell>
          <table:table-cell table:style-name="ce25" office:value-type="date" office:date-value="2013-10-25" calcext:value-type="date">
            <text:p>25/10/13</text:p>
          </table:table-cell>
          <table:table-cell table:number-columns-repeated="1020"/>
        </table:table-row>
        <table:table-row table:style-name="ro3">
          <table:table-cell table:style-name="ce25" office:value-type="date" office:date-value="2013-05-29" calcext:value-type="date">
            <text:p>29/05/13</text:p>
          </table:table-cell>
          <table:table-cell table:style-name="ce44" office:value-type="string" calcext:value-type="string">
            <text:p>DB</text:p>
          </table:table-cell>
          <table:table-cell table:style-name="ce47" office:value-type="string" calcext:value-type="string">
            <text:p>Modificación de SP_REPORTE_ESTADO_CUENTAS para agregar un campo con la fecha del último pago del cliente</text:p>
          </table:table-cell>
          <table:table-cell table:style-name="ce25" office:value-type="date" office:date-value="2013-05-29" calcext:value-type="date">
            <text:p>29/05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47" office:value-type="string" calcext:value-type="string">
            <text:p>Cambié la grilla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47" office:value-type="string" calcext:value-type="string">
            <text:p>Programe el onResize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BMbase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cliente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cliente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proveedor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AMproveedor</text:p>
          </table:table-cell>
          <table:table-cell table:style-name="ce47" office:value-type="string" calcext:value-type="string">
            <text:p>Controlé el código para optimizar el funcionamiento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dmClientes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6-30" calcext:value-type="date">
            <text:p>30/06/13</text:p>
          </table:table-cell>
          <table:table-cell table:style-name="ce44" office:value-type="string" calcext:value-type="string">
            <text:p>udmProveedores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25" office:value-type="date" office:date-value="2013-06-30" calcext:value-type="date">
            <text:p>30/06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dmArticulos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Marticulo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Articulos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rubros</text:p>
          </table:table-cell>
          <table:table-cell table:style-name="ce47" office:value-type="string" calcext:value-type="string">
            <text:p>Actualicé el form para la nueva grilla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lineas</text:p>
          </table:table-cell>
          <table:table-cell table:style-name="ce47" office:value-type="string" calcext:value-type="string">
            <text:p>Actualicé el form para la nueva grilla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03" calcext:value-type="date">
            <text:p>03/07/13</text:p>
          </table:table-cell>
          <table:table-cell table:style-name="ce44" office:value-type="string" calcext:value-type="string">
            <text:p>uABMtitulos</text:p>
          </table:table-cell>
          <table:table-cell table:style-name="ce47" office:value-type="string" calcext:value-type="string">
            <text:p>Actualicé el form para la nueva grilla</text:p>
          </table:table-cell>
          <table:table-cell table:style-name="ce25" office:value-type="date" office:date-value="2013-07-03" calcext:value-type="date">
            <text:p>03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BuscarArtVenta</text:p>
          </table:table-cell>
          <table:table-cell office:value-type="string" calcext:value-type="string">
            <text:p>Se modificó para que haga búsquedas del tipo LIKE según descripción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BuscarArtVenta</text:p>
          </table:table-cell>
          <table:table-cell table:style-name="ce47" office:value-type="string" calcext:value-type="string">
            <text:p>Actualicé el form para la nueva grilla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BuscarArtVenta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07-31" calcext:value-type="date">
            <text:p>31/07/13</text:p>
          </table:table-cell>
          <table:table-cell table:style-name="ce44" office:value-type="string" calcext:value-type="string">
            <text:p>udmBuscarArtVenta</text:p>
          </table:table-cell>
          <table:table-cell table:style-name="ce47" office:value-type="string" calcext:value-type="string">
            <text:p>Se agregó un dm para las búsquedas de artículos para la venta</text:p>
          </table:table-cell>
          <table:table-cell table:style-name="ce25" office:value-type="date" office:date-value="2013-07-31" calcext:value-type="date">
            <text:p>31/07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0-11" calcext:value-type="date">
            <text:p>11/10/13</text:p>
          </table:table-cell>
          <table:table-cell table:style-name="ce44" office:value-type="string" calcext:value-type="string">
            <text:p>uMain</text:p>
          </table:table-cell>
          <table:table-cell table:style-name="ce47" office:value-type="string" calcext:value-type="string">
            <text:p>Leer desde .ini una descripción para agregar al caption del form</text:p>
          </table:table-cell>
          <table:table-cell table:style-name="ce25" office:value-type="date" office:date-value="2013-10-17" calcext:value-type="date">
            <text:p>17/10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0-30" calcext:value-type="date">
            <text:p>30/10/13</text:p>
          </table:table-cell>
          <table:table-cell table:style-name="ce44" office:value-type="string" calcext:value-type="string">
            <text:p>udmComprobantesAdmin</text:p>
          </table:table-cell>
          <table:table-cell table:style-name="ce47" office:value-type="string" calcext:value-type="string">
            <text:p>No hace falta filtrar los comprobantes según punto de venta</text:p>
          </table:table-cell>
          <table:table-cell table:style-name="ce25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1-01" calcext:value-type="date">
            <text:p>01/11/13</text:p>
          </table:table-cell>
          <table:table-cell table:style-name="ce44" office:value-type="string" calcext:value-type="string">
            <text:p>uEstadisticasVentas</text:p>
          </table:table-cell>
          <table:table-cell table:style-name="ce47" office:value-type="string" calcext:value-type="string">
            <text:p>Corregí un error en la validación de fechas de las estadísticas de ventas</text:p>
          </table:table-cell>
          <table:table-cell table:style-name="ce25" office:value-type="date" office:date-value="2013-11-01" calcext:value-type="date">
            <text:p>01/11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1-09" calcext:value-type="date">
            <text:p>09/11/13</text:p>
          </table:table-cell>
          <table:table-cell table:style-name="ce44" office:value-type="string" calcext:value-type="string">
            <text:p>udmComprobantesAdmin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25" office:value-type="date" office:date-value="2013-11-09" calcext:value-type="date">
            <text:p>09/11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1-09" calcext:value-type="date">
            <text:p>09/11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25" office:value-type="date" office:date-value="2013-11-09" calcext:value-type="date">
            <text:p>09/11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2" calcext:value-type="date">
            <text:p>02/1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Agrego el campo observaciones a los comprobantes</text:p>
          </table:table-cell>
          <table:table-cell table:style-name="ce25" office:value-type="date" office:date-value="2013-12-02" calcext:value-type="date">
            <text:p>02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3" calcext:value-type="date">
            <text:p>03/12/13</text:p>
          </table:table-cell>
          <table:table-cell table:style-name="ce44" office:value-type="string" calcext:value-type="string">
            <text:p>uComprobantesVentas</text:p>
          </table:table-cell>
          <table:table-cell table:style-name="ce47" office:value-type="string" calcext:value-type="string">
            <text:p>Saqué los componentes de búsqueda de artículos de la grilla para agilizar la carga</text:p>
          </table:table-cell>
          <table:table-cell table:style-name="ce25" office:value-type="date" office:date-value="2013-12-03" calcext:value-type="date">
            <text:p>03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4" calcext:value-type="date">
            <text:p>04/12/13</text:p>
          </table:table-cell>
          <table:table-cell table:style-name="ce44" office:value-type="string" calcext:value-type="string">
            <text:p>uFormaPagoVenta</text:p>
          </table:table-cell>
          <table:table-cell table:style-name="ce47" office:value-type="string" calcext:value-type="string">
            <text:p>Definir cantidad de copias por defecto en .INI</text:p>
          </table:table-cell>
          <table:table-cell table:style-name="ce25" office:value-type="date" office:date-value="2013-12-04" calcext:value-type="date">
            <text:p>04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5" calcext:value-type="date">
            <text:p>05/1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Agrego la opción de presupuesto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5" calcext:value-type="date">
            <text:p>05/12/13</text:p>
          </table:table-cell>
          <table:table-cell table:style-name="ce44"/>
          <table:table-cell table:style-name="ce47" office:value-type="string" calcext:value-type="string">
            <text:p>Controlar que uPublicos tiene que estar en uses de implementation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5" calcext:value-type="date">
            <text:p>05/12/13</text:p>
          </table:table-cell>
          <table:table-cell table:style-name="ce44" office:value-type="string" calcext:value-type="string">
            <text:p>REPORTES</text:p>
          </table:table-cell>
          <table:table-cell table:style-name="ce47" office:value-type="string" calcext:value-type="string">
            <text:p>Que desde un .ini se lea Negocio, 1er renglón y 2do renglón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13">
          <table:table-cell table:style-name="ce25" office:value-type="date" office:date-value="2013-12-05" calcext:value-type="date">
            <text:p>05/12/13</text:p>
          </table:table-cell>
          <table:table-cell table:style-name="ce44" office:value-type="string" calcext:value-type="string">
            <text:p>dmConex</text:p>
          </table:table-cell>
          <table:table-cell table:style-name="ce47" office:value-type="string" calcext:value-type="string">
            <text:p>La función getSecuencia tiene en cuenta el punto de venta</text:p>
          </table:table-cell>
          <table:table-cell table:style-name="ce25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05" calcext:value-type="date">
            <text:p>05/12/13</text:p>
          </table:table-cell>
          <table:table-cell table:style-name="ce41" office:value-type="string" calcext:value-type="string">
            <text:p>uBuscarArtVenta</text:p>
          </table:table-cell>
          <table:table-cell table:style-name="ce47" office:value-type="string" calcext:value-type="string">
            <text:p>Acceso directo desde el comprobante con F3</text:p>
          </table:table-cell>
          <table:table-cell table:style-name="ce36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05" calcext:value-type="date">
            <text:p>05/12/13</text:p>
          </table:table-cell>
          <table:table-cell table:style-name="ce41" office:value-type="string" calcext:value-type="string">
            <text:p>uBuscarArtVenta</text:p>
          </table:table-cell>
          <table:table-cell table:style-name="ce47" office:value-type="string" calcext:value-type="string">
            <text:p>Cuando se hace espacio pone un “%”</text:p>
          </table:table-cell>
          <table:table-cell table:style-name="ce36" office:value-type="date" office:date-value="2013-12-05" calcext:value-type="date">
            <text:p>05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07" calcext:value-type="date">
            <text:p>07/12/13</text:p>
          </table:table-cell>
          <table:table-cell table:style-name="ce41" office:value-type="string" calcext:value-type="string">
            <text:p>uRepCierreTurno</text:p>
          </table:table-cell>
          <table:table-cell table:style-name="ce47" office:value-type="string" calcext:value-type="string">
            <text:p>Modifiqué el reporte para desestimar los presupuestos y agregar las NC</text:p>
          </table:table-cell>
          <table:table-cell table:style-name="ce36" office:value-type="date" office:date-value="2013-12-07" calcext:value-type="date">
            <text:p>07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07" calcext:value-type="date">
            <text:p>07/12/13</text:p>
          </table:table-cell>
          <table:table-cell table:style-name="ce41" office:value-type="string" calcext:value-type="string">
            <text:p>udmEstadoCtasCtesClientes</text:p>
          </table:table-cell>
          <table:table-cell table:style-name="ce47" office:value-type="string" calcext:value-type="string">
            <text:p>Corregir el cálculo de acumulados. Agrego SP_VENTAS_DIARIAS_CLIENTE</text:p>
          </table:table-cell>
          <table:table-cell table:style-name="ce36" office:value-type="date" office:date-value="2013-12-10" calcext:value-type="date">
            <text:p>10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07" calcext:value-type="date">
            <text:p>07/12/13</text:p>
          </table:table-cell>
          <table:table-cell table:style-name="ce44" office:value-type="string" calcext:value-type="string">
            <text:p>udmcomprobantesVentas</text:p>
          </table:table-cell>
          <table:table-cell table:style-name="ce47" office:value-type="string" calcext:value-type="string">
            <text:p>Cuando se modifica un precio en la grilla no se calcula el nuevo precio</text:p>
          </table:table-cell>
          <table:table-cell table:style-name="ce36" office:value-type="date" office:date-value="2014-02-04" calcext:value-type="date">
            <text:p>04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10" calcext:value-type="date">
            <text:p>10/12/13</text:p>
          </table:table-cell>
          <table:table-cell table:style-name="ce41" office:value-type="string" calcext:value-type="string">
            <text:p>udmEstadoCtasCtesClientes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36" office:value-type="date" office:date-value="2013-12-10" calcext:value-type="date">
            <text:p>10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10" calcext:value-type="date">
            <text:p>10/12/13</text:p>
          </table:table-cell>
          <table:table-cell table:style-name="ce41" office:value-type="string" calcext:value-type="string">
            <text:p>udmEstadoCtasCtesProveedores</text:p>
          </table:table-cell>
          <table:table-cell table:style-name="ce47" office:value-type="string" calcext:value-type="string">
            <text:p>Controlar el cálculo de las estadísticas de ventas</text:p>
          </table:table-cell>
          <table:table-cell table:style-name="ce36" office:value-type="date" office:date-value="2013-12-31" calcext:value-type="date">
            <text:p>31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10" calcext:value-type="date">
            <text:p>10/12/13</text:p>
          </table:table-cell>
          <table:table-cell table:style-name="ce41" office:value-type="string" calcext:value-type="string">
            <text:p>uEstadoCtasCtesClientes</text:p>
          </table:table-cell>
          <table:table-cell table:style-name="ce47" office:value-type="string" calcext:value-type="string">
            <text:p>Identificar tipos de comprobantes</text:p>
          </table:table-cell>
          <table:table-cell table:style-name="ce36" office:value-type="date" office:date-value="2014-02-04" calcext:value-type="date">
            <text:p>04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20" calcext:value-type="date">
            <text:p>20/12/13</text:p>
          </table:table-cell>
          <table:table-cell table:style-name="ce41" office:value-type="string" calcext:value-type="string">
            <text:p>udmComprobantesVentas</text:p>
          </table:table-cell>
          <table:table-cell table:style-name="ce47" office:value-type="string" calcext:value-type="string">
            <text:p>Filtrar artículos dados de baja para que no se puedan vender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20" calcext:value-type="date">
            <text:p>20/12/13</text:p>
          </table:table-cell>
          <table:table-cell table:style-name="ce41" office:value-type="string" calcext:value-type="string">
            <text:p>udmArticulos</text:p>
          </table:table-cell>
          <table:table-cell table:style-name="ce47" office:value-type="string" calcext:value-type="string">
            <text:p>Borre las funciones de validarAlta y validarModi porque no funcionan y en desuso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20" calcext:value-type="date">
            <text:p>20/12/13</text:p>
          </table:table-cell>
          <table:table-cell table:style-name="ce41" office:value-type="string" calcext:value-type="string">
            <text:p>udmArticulos</text:p>
          </table:table-cell>
          <table:table-cell table:style-name="ce47" office:value-type="string" calcext:value-type="string">
            <text:p>Solo se valida que no se repita el código interno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3-12-20" calcext:value-type="date">
            <text:p>20/12/13</text:p>
          </table:table-cell>
          <table:table-cell table:style-name="ce41" office:value-type="string" calcext:value-type="string">
            <text:p>udmarticulos</text:p>
          </table:table-cell>
          <table:table-cell table:style-name="ce47" office:value-type="string" calcext:value-type="string">
            <text:p>Permitir el cambio de código interno</text:p>
          </table:table-cell>
          <table:table-cell table:style-name="ce36" office:value-type="date" office:date-value="2013-12-20" calcext:value-type="date">
            <text:p>20/12/13</text:p>
          </table:table-cell>
          <table:table-cell table:number-columns-repeated="1020"/>
        </table:table-row>
        <table:table-row table:style-name="ro5">
          <table:table-cell table:style-name="ce40"/>
          <table:table-cell table:style-name="ce46"/>
          <table:table-cell table:style-name="ce49"/>
          <table:table-cell table:style-name="ce40"/>
          <table:table-cell table:number-columns-repeated="1020"/>
        </table:table-row>
        <table:table-row table:style-name="ro13">
          <table:table-cell table:style-name="ce36" office:value-type="date" office:date-value="2014-01-05" calcext:value-type="date">
            <text:p>05/01/14</text:p>
          </table:table-cell>
          <table:table-cell table:style-name="ce41" office:value-type="string" calcext:value-type="string">
            <text:p>udmArticulos</text:p>
          </table:table-cell>
          <table:table-cell table:style-name="ce47" office:value-type="string" calcext:value-type="string">
            <text:p>Cuando PRECIO_PUBLICO está en cero o vacío que tome el precio final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1-05" calcext:value-type="date">
            <text:p>05/01/14</text:p>
          </table:table-cell>
          <table:table-cell table:style-name="ce41" office:value-type="string" calcext:value-type="string">
            <text:p>uComprobantesAdmin</text:p>
          </table:table-cell>
          <table:table-cell table:style-name="ce47" office:value-type="string" calcext:value-type="string">
            <text:p>Actualicé el form para la nueva grilla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1-05" calcext:value-type="date">
            <text:p>05/01/14</text:p>
          </table:table-cell>
          <table:table-cell table:style-name="ce41" office:value-type="string" calcext:value-type="string">
            <text:p>uComprobantesAdmin</text:p>
          </table:table-cell>
          <table:table-cell table:style-name="ce47" office:value-type="string" calcext:value-type="string">
            <text:p>Corregí el tamaño del formulario según número fi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1-05" calcext:value-type="date">
            <text:p>05/01/14</text:p>
          </table:table-cell>
          <table:table-cell table:style-name="ce41" office:value-type="string" calcext:value-type="string">
            <text:p>udmcomprobantesAdmin</text:p>
          </table:table-cell>
          <table:table-cell table:style-name="ce47" office:value-type="string" calcext:value-type="string">
            <text:p>Corregí las consultas sql</text:p>
          </table:table-cell>
          <table:table-cell table:style-name="ce36" office:value-type="date" office:date-value="2014-01-05" calcext:value-type="date">
            <text:p>05/01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2-05" calcext:value-type="date">
            <text:p>05/02/14</text:p>
          </table:table-cell>
          <table:table-cell table:style-name="ce41" office:value-type="string" calcext:value-type="string">
            <text:p>udmEstadoCtasCtesProveedores</text:p>
          </table:table-cell>
          <table:table-cell table:style-name="ce47" office:value-type="string" calcext:value-type="string">
            <text:p>Calcular las unidades compradas en las estadísticas </text:p>
          </table:table-cell>
          <table:table-cell table:style-name="ce36" office:value-type="date" office:date-value="2014-02-20" calcext:value-type="date">
            <text:p>20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2-06" calcext:value-type="date">
            <text:p>06/02/14</text:p>
          </table:table-cell>
          <table:table-cell table:style-name="ce41" office:value-type="string" calcext:value-type="string">
            <text:p>GESTION</text:p>
          </table:table-cell>
          <table:table-cell table:style-name="ce47" office:value-type="string" calcext:value-type="string">
            <text:p>Cambié el orden de creación, ahora primero va uMain</text:p>
          </table:table-cell>
          <table:table-cell table:style-name="ce36" office:value-type="date" office:date-value="2014-02-06" calcext:value-type="date">
            <text:p>06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2-07" calcext:value-type="date">
            <text:p>07/02/14</text:p>
          </table:table-cell>
          <table:table-cell table:style-name="ce41" office:value-type="string" calcext:value-type="string">
            <text:p>uAMarticulo</text:p>
          </table:table-cell>
          <table:table-cell table:style-name="ce47" office:value-type="string" calcext:value-type="string">
            <text:p>Cambié el orden de los groupbox porque se agrega el tipo de moneda</text:p>
          </table:table-cell>
          <table:table-cell table:style-name="ce36" office:value-type="date" office:date-value="2014-02-07" calcext:value-type="date">
            <text:p>07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2-07" calcext:value-type="date">
            <text:p>07/02/14</text:p>
          </table:table-cell>
          <table:table-cell table:style-name="ce41" office:value-type="string" calcext:value-type="string">
            <text:p>uAMarticulo</text:p>
          </table:table-cell>
          <table:table-cell table:style-name="ce47" office:value-type="string" calcext:value-type="string">
            <text:p>Corregí los TabOrder del formulario</text:p>
          </table:table-cell>
          <table:table-cell table:style-name="ce36" office:value-type="date" office:date-value="2014-02-07" calcext:value-type="date">
            <text:p>07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2-07" calcext:value-type="date">
            <text:p>07/02/14</text:p>
          </table:table-cell>
          <table:table-cell table:style-name="ce41" office:value-type="string" calcext:value-type="string">
            <text:p>udmArticulos</text:p>
          </table:table-cell>
          <table:table-cell table:style-name="ce47" office:value-type="string" calcext:value-type="string">
            <text:p>Modifique para trabajar con monedas y calcular según cotización</text:p>
          </table:table-cell>
          <table:table-cell table:style-name="ce36" office:value-type="date" office:date-value="2014-02-09" calcext:value-type="date">
            <text:p>09/02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9-20" calcext:value-type="date">
            <text:p>20/09/14</text:p>
          </table:table-cell>
          <table:table-cell table:style-name="ce41" office:value-type="string" calcext:value-type="string">
            <text:p>uRecibosClientes</text:p>
          </table:table-cell>
          <table:table-cell table:style-name="ce47" office:value-type="string" calcext:value-type="string">
            <text:p>Leer desde .ini la cantidad de copias del recibo. 0 para que no imprima</text:p>
          </table:table-cell>
          <table:table-cell table:style-name="ce36" office:value-type="date" office:date-value="2014-09-20" calcext:value-type="date">
            <text:p>20/09/14</text:p>
          </table:table-cell>
          <table:table-cell table:number-columns-repeated="1020"/>
        </table:table-row>
        <table:table-row table:style-name="ro13">
          <table:table-cell table:style-name="ce36" office:value-type="date" office:date-value="2014-09-20" calcext:value-type="date">
            <text:p>20/09/14</text:p>
          </table:table-cell>
          <table:table-cell table:style-name="ce41" office:value-type="string" calcext:value-type="string">
            <text:p>uRepDetalleCtasClientes</text:p>
          </table:table-cell>
          <table:table-cell table:style-name="ce47" office:value-type="string" calcext:value-type="string">
            <text:p>Reporte detalle de compras y pagos de cta. cte.</text:p>
          </table:table-cell>
          <table:table-cell table:style-name="ce36" office:value-type="date" office:date-value="2014-09-22" calcext:value-type="date">
            <text:p>22/09/14</text:p>
          </table:table-cell>
          <table:table-cell table:number-columns-repeated="1020"/>
        </table:table-row>
        <table:table-row table:style-name="ro14">
          <table:table-cell table:style-name="ce40"/>
          <table:table-cell table:style-name="ce46"/>
          <table:table-cell table:style-name="ce49"/>
          <table:table-cell table:style-name="ce40"/>
          <table:table-cell table:number-columns-repeated="1020"/>
        </table:table-row>
        <table:table-row table:style-name="ro15">
          <table:table-cell table:style-name="ce36" office:value-type="date" office:date-value="2015-09-25" calcext:value-type="date">
            <text:p>25/09/15</text:p>
          </table:table-cell>
          <table:table-cell table:style-name="ce41" office:value-type="string" calcext:value-type="string">
            <text:p>uComprobantesVentas</text:p>
          </table:table-cell>
          <table:table-cell table:style-name="ce47" office:value-type="string" calcext:value-type="string">
            <text:p>Rediseño de carga de articulos al comprobante para agilizar el proceso</text:p>
          </table:table-cell>
          <table:table-cell table:style-name="ce36" office:value-type="date" office:date-value="2015-09-25" calcext:value-type="date">
            <text:p>25/09/15</text:p>
          </table:table-cell>
          <table:table-cell table:number-columns-repeated="1020"/>
        </table:table-row>
        <table:table-row table:style-name="ro14" table:number-rows-repeated="3">
          <table:table-cell table:style-name="ce36"/>
          <table:table-cell table:style-name="ce41"/>
          <table:table-cell table:style-name="ce47"/>
          <table:table-cell table:style-name="ce36"/>
          <table:table-cell table:number-columns-repeated="1020"/>
        </table:table-row>
        <table:table-row table:style-name="ro5">
          <table:table-cell table:style-name="ce36"/>
          <table:table-cell table:style-name="ce41"/>
          <table:table-cell table:style-name="ce47"/>
          <table:table-cell table:style-name="ce36"/>
          <table:table-cell table:number-columns-repeated="1020"/>
        </table:table-row>
        <table:table-row table:style-name="ro12">
          <table:table-cell table:style-name="ce22" office:value-type="string" calcext:value-type="string" table:number-columns-spanned="4" table:number-rows-spanned="1">
            <text:p>Versión 1.0</text:p>
          </table:table-cell>
          <table:covered-table-cell table:style-name="ce41"/>
          <table:covered-table-cell table:style-name="ce47"/>
          <table:covered-table-cell table:style-name="ce36"/>
          <table:table-cell table:number-columns-repeated="1020"/>
        </table:table-row>
        <table:table-row table:style-name="ro13">
          <table:table-cell table:style-name="ce24" office:value-type="string" calcext:value-type="string">
            <text:p>FECHA</text:p>
          </table:table-cell>
          <table:table-cell table:style-name="ce42" office:value-type="string" calcext:value-type="string">
            <text:p>MODULO</text:p>
          </table:table-cell>
          <table:table-cell table:style-name="ce48" office:value-type="string" calcext:value-type="string">
            <text:p>TAREA</text:p>
          </table:table-cell>
          <table:table-cell table:style-name="ce24" office:value-type="string" calcext:value-type="string">
            <text:p>FECHA FIN</text:p>
          </table:table-cell>
          <table:table-cell table:number-columns-repeated="1020"/>
        </table:table-row>
        <table:table-row table:style-name="ro16">
          <table:table-cell table:style-name="ce25" office:value-type="date" office:date-value="2014-01-01" calcext:value-type="date">
            <text:p>01/01/14</text:p>
          </table:table-cell>
          <table:table-cell table:style-name="ce44"/>
          <table:table-cell table:style-name="ce47" office:value-type="string" calcext:value-type="string">
            <text:p>IMPRESION FISCAL</text:p>
          </table:table-cell>
          <table:table-cell table:style-name="ce25"/>
          <table:table-cell table:number-columns-repeated="1020"/>
        </table:table-row>
        <table:table-row table:style-name="ro13">
          <table:table-cell table:style-name="ce25" office:value-type="date" office:date-value="2014-02-01" calcext:value-type="date">
            <text:p>01/02/14</text:p>
          </table:table-cell>
          <table:table-cell table:style-name="ce44"/>
          <table:table-cell table:style-name="ce47" office:value-type="string" calcext:value-type="string">
            <text:p>RECIBOS – IDPAGO permite null</text:p>
          </table:table-cell>
          <table:table-cell table:style-name="ce25"/>
          <table:table-cell table:style-name="ce47" table:number-columns-repeated="1020"/>
        </table:table-row>
        <table:table-row table:style-name="ro13">
          <table:table-cell table:style-name="ce25" office:value-type="date" office:date-value="2014-02-01" calcext:value-type="date">
            <text:p>01/02/14</text:p>
          </table:table-cell>
          <table:table-cell table:style-name="ce43"/>
          <table:table-cell table:style-name="ce47" office:value-type="string" calcext:value-type="string">
            <text:p>GASTOS – Agregar cuentas de gastos y un ABM de las cuentas</text:p>
          </table:table-cell>
          <table:table-cell table:style-name="ce25"/>
          <table:table-cell table:style-name="ce47" table:number-columns-repeated="1020"/>
        </table:table-row>
        <table:table-row table:style-name="ro13">
          <table:table-cell table:style-name="ce25" office:value-type="date" office:date-value="2014-02-01" calcext:value-type="date">
            <text:p>01/02/14</text:p>
          </table:table-cell>
          <table:table-cell table:style-name="ce43"/>
          <table:table-cell table:style-name="ce47" office:value-type="string" calcext:value-type="string">
            <text:p>CTA. CTE. CLIENTES – Acumulados por temporada</text:p>
          </table:table-cell>
          <table:table-cell table:style-name="ce25"/>
          <table:table-cell table:style-name="ce47" table:number-columns-repeated="1020"/>
        </table:table-row>
        <table:table-row table:style-name="ro5" table:number-rows-repeated="65397">
          <table:table-cell table:style-name="ce36"/>
          <table:table-cell table:style-name="ce41"/>
          <table:table-cell table:style-name="ce47"/>
          <table:table-cell table:style-name="ce36"/>
          <table:table-cell table:number-columns-repeated="1020"/>
        </table:table-row>
        <table:table-row table:style-name="ro5" table:number-rows-repeated="27">
          <table:table-cell table:style-name="ce36"/>
          <table:table-cell table:style-name="ce41"/>
          <table:table-cell/>
          <table:table-cell table:style-name="ce36"/>
          <table:table-cell table:number-columns-repeated="1020"/>
        </table:table-row>
        <table:table-row table:style-name="ro5" table:number-rows-repeated="98300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Print_Area" table:base-cell-address="$Modificaciones.$A$1" table:expression="#REF!"/>
          <table:named-expression table:name="Sheet_Title" table:base-cell-address="$Modificaciones.$A$1" table:expression="&quot;Modificaciones&quot;"/>
        </table:named-expressions>
      </table:table>
      <table:table table:name="V0.9 Pruebas" table:style-name="ta4">
        <office:forms form:automatic-focus="false" form:apply-design-mode="false"/>
        <table:table-column table:style-name="co1" table:default-cell-style-name="ce57"/>
        <table:table-column table:style-name="co11" table:number-columns-repeated="3" table:default-cell-style-name="ce57"/>
        <table:table-column table:style-name="co5" table:number-columns-repeated="1020" table:default-cell-style-name="ce57"/>
        <table:table-row table:style-name="ro7">
          <table:table-cell table:style-name="ce37" office:value-type="string">
            <text:p>FECHA</text:p>
          </table:table-cell>
          <table:table-cell table:style-name="ce37" office:value-type="string">
            <text:p>PRUEBA</text:p>
          </table:table-cell>
          <table:table-cell table:style-name="ce59" office:value-type="string">
            <text:p>DETALLE</text:p>
          </table:table-cell>
          <table:table-cell table:style-name="ce59" office:value-type="string">
            <text:p>RESULTADO</text:p>
          </table:table-cell>
          <table:table-cell table:number-columns-repeated="1020"/>
        </table:table-row>
        <table:table-row table:style-name="ro8">
          <table:table-cell table:style-name="ce38" office:value-type="date" office:date-value="2012-01-29">
            <text:p>29/01/12</text:p>
          </table:table-cell>
          <table:table-cell table:style-name="ce56" office:value-type="string">
            <text:p>Cálculo del saldo del proveedor</text:p>
          </table:table-cell>
          <table:table-cell table:style-name="ce60" office:value-type="string">
            <text:p>Voy a generar un par de comprobantes de compras, notas de crédito y pagos.</text:p>
          </table:table-cell>
          <table:table-cell table:style-name="ce60" office:value-type="string">
            <text:p>CORRECTO – El cálculo del saldo es correcto.</text:p>
          </table:table-cell>
          <table:table-cell table:style-name="ce61" table:number-columns-repeated="1020"/>
        </table:table-row>
        <table:table-row table:style-name="ro8">
          <table:table-cell table:style-name="ce39" office:value-type="date" office:date-value="2012-01-31">
            <text:p>31/01/12</text:p>
          </table:table-cell>
          <table:table-cell table:style-name="ce58" office:value-type="string">
            <text:p>Cálculo de compras por mes</text:p>
          </table:table-cell>
          <table:table-cell table:style-name="ce60" office:value-type="string">
            <text:p>Voy a generar un par de comprobantes de compras, notas de crédito y pagos.</text:p>
          </table:table-cell>
          <table:table-cell table:style-name="ce60" office:value-type="string">
            <text:p>CORRECTO – El cálculo por mes es correcto, se restan las notas de crédito.</text:p>
          </table:table-cell>
          <table:table-cell table:style-name="ce61" table:number-columns-repeated="1020"/>
        </table:table-row>
        <table:table-row table:style-name="ro8">
          <table:table-cell table:style-name="ce39" office:value-type="date" office:date-value="2012-01-31">
            <text:p>31/01/12</text:p>
          </table:table-cell>
          <table:table-cell table:style-name="ce58" office:value-type="string">
            <text:p>Cálculo de compras por temporada</text:p>
          </table:table-cell>
          <table:table-cell table:style-name="ce60" office:value-type="string">
            <text:p>Voy a generar un par de comprobantes de compras, notas de crédito y pagos.</text:p>
          </table:table-cell>
          <table:table-cell table:style-name="ce60" office:value-type="string">
            <text:p>CORRECTO – El cálculo por temporada es correcto, se retan las notas de crédito.</text:p>
          </table:table-cell>
          <table:table-cell table:style-name="ce61" table:number-columns-repeated="1020"/>
        </table:table-row>
        <table:table-row table:style-name="ro9">
          <table:table-cell table:style-name="ce39" office:value-type="date" office:date-value="2012-02-01">
            <text:p>01/02/12</text:p>
          </table:table-cell>
          <table:table-cell table:style-name="ce58" office:value-type="string">
            <text:p>Cálculo de ventas por mes</text:p>
          </table:table-cell>
          <table:table-cell table:style-name="ce60" office:value-type="string">
            <text:p>Voy a generar un par de comprobantes de compras, anular comprobantes de compras y generar notas de crédito.</text:p>
          </table:table-cell>
          <table:table-cell table:style-name="ce60" office:value-type="string">
            <text:p>CORRECTO – El cálculo es correcto, no se contabilizan los comprobantes anulados. Se restan las NC</text:p>
          </table:table-cell>
          <table:table-cell table:style-name="ce61" table:number-columns-repeated="1020"/>
        </table:table-row>
        <table:table-row table:style-name="ro9">
          <table:table-cell table:style-name="ce39" office:value-type="date" office:date-value="2012-02-03">
            <text:p>03/02/12</text:p>
          </table:table-cell>
          <table:table-cell table:style-name="ce58" office:value-type="string">
            <text:p>Cálculo de ventas por temporada</text:p>
          </table:table-cell>
          <table:table-cell table:style-name="ce60" office:value-type="string">
            <text:p>Voy a generar un par de comprobantes de compras, anular comprobantes de compras y generar notas de crédito.</text:p>
          </table:table-cell>
          <table:table-cell table:style-name="ce60" office:value-type="string">
            <text:p>CORRECTO – El cálculo de las ventas por temporada es correcto.</text:p>
          </table:table-cell>
          <table:table-cell table:style-name="ce61" table:number-columns-repeated="1020"/>
        </table:table-row>
        <table:table-row table:style-name="ro8">
          <table:table-cell table:style-name="ce38" office:value-type="date" office:date-value="2012-03-12">
            <text:p>12/03/12</text:p>
          </table:table-cell>
          <table:table-cell table:style-name="ce56" office:value-type="string">
            <text:p>Calculo del saldo del cliente</text:p>
          </table:table-cell>
          <table:table-cell table:style-name="ce60" office:value-type="string">
            <text:p>Voy a anular un recibo. No es el último, acción que no necesita recalcular saldos</text:p>
          </table:table-cell>
          <table:table-cell table:style-name="ce60" office:value-type="string">
            <text:p>CORRECTO – Recalcular saldos recalculó correctamente el saldo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2-03-17">
            <text:p>17/03/12</text:p>
          </table:table-cell>
          <table:table-cell table:style-name="ce56" office:value-type="string">
            <text:p>Cancelar un recibo por pago</text:p>
          </table:table-cell>
          <table:table-cell table:style-name="ce60" office:value-type="string">
            <text:p>Voy a generar un pago, pero no se va a completar porque se cancela la transacción</text:p>
          </table:table-cell>
          <table:table-cell table:style-name="ce60" office:value-type="string">
            <text:p>CORRECTO – El recibo se cancela correctamente. No se genera un recibo vacío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2-03-17">
            <text:p>17/03/12</text:p>
          </table:table-cell>
          <table:table-cell table:style-name="ce56" office:value-type="string">
            <text:p>Crear un recibo forma de pago cheque</text:p>
          </table:table-cell>
          <table:table-cell table:style-name="ce60" office:value-type="string">
            <text:p>Voy a generar un pago con cheque</text:p>
          </table:table-cell>
          <table:table-cell table:style-name="ce60" office:value-type="string">
            <text:p>CORRECTO – El recibo se generó correctamenta y se dejó registro del cheque</text:p>
          </table:table-cell>
          <table:table-cell table:style-name="ce61" table:number-columns-repeated="1020"/>
        </table:table-row>
        <table:table-row table:style-name="ro10">
          <table:table-cell table:style-name="ce38" office:value-type="date" office:date-value="2012-03-17">
            <text:p>17/03/12</text:p>
          </table:table-cell>
          <table:table-cell table:style-name="ce56" office:value-type="string">
            <text:p>Cancelar un recibo por pago con cheque</text:p>
          </table:table-cell>
          <table:table-cell table:style-name="ce60" office:value-type="string">
            <text:p>Voy a generar un pago con cheque, pero una vez que ingrese los datos del cheque cancelo el pago y no debe generar el cheque</text:p>
          </table:table-cell>
          <table:table-cell table:style-name="ce60" office:value-type="string">
            <text:p>CORRECTO – El recibo se cancela correctamente y no se genera el cheque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2-03-17">
            <text:p>17/03/12</text:p>
          </table:table-cell>
          <table:table-cell table:style-name="ce56" office:value-type="string">
            <text:p>Anular un recibo</text:p>
          </table:table-cell>
          <table:table-cell table:style-name="ce60" office:value-type="string">
            <text:p>Voy a anular un recibo ya creado. Se debe anular el recibo y recalcular el saldo de la cuenta corriente</text:p>
          </table:table-cell>
          <table:table-cell table:style-name="ce60" office:value-type="string">
            <text:p>ERROR</text:p>
          </table:table-cell>
          <table:table-cell table:style-name="ce61" table:number-columns-repeated="1020"/>
        </table:table-row>
        <table:table-row table:style-name="ro8">
          <table:table-cell table:style-name="ce38" office:value-type="date" office:date-value="2012-11-24">
            <text:p>24/11/12</text:p>
          </table:table-cell>
          <table:table-cell table:style-name="ce56" office:value-type="string">
            <text:p>Estadísticas de ventas</text:p>
          </table:table-cell>
          <table:table-cell table:style-name="ce60" office:value-type="string">
            <text:p>Comprobar el correcto cálculo de las ventas mensuales y anuales</text:p>
          </table:table-cell>
          <table:table-cell table:style-name="ce60" office:value-type="string">
            <text:p>CORRECTO – El cálculo de las ventas es correcto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2-11-24">
            <text:p>24/11/12</text:p>
          </table:table-cell>
          <table:table-cell table:style-name="ce56" office:value-type="string">
            <text:p>Estadísticas de ventas</text:p>
          </table:table-cell>
          <table:table-cell table:style-name="ce60" office:value-type="string">
            <text:p>Comprobar que se validen las fechas desde, hasta para el cálculo de las estadísticas</text:p>
          </table:table-cell>
          <table:table-cell table:style-name="ce60" office:value-type="string">
            <text:p>CORRECTO – Se validan las fechas</text:p>
          </table:table-cell>
          <table:table-cell table:style-name="ce61" table:number-columns-repeated="1020"/>
        </table:table-row>
        <table:table-row table:style-name="ro10">
          <table:table-cell table:style-name="ce38" office:value-type="date" office:date-value="2012-12-06">
            <text:p>06/12/12</text:p>
          </table:table-cell>
          <table:table-cell table:style-name="ce56" office:value-type="string">
            <text:p>Comprobante de ventas</text:p>
          </table:table-cell>
          <table:table-cell table:style-name="ce60" office:value-type="string">
            <text:p>Comprobar que el comprobante de venta permita o no modificar el precio en la grilla según lo especificado en el archivo ini</text:p>
          </table:table-cell>
          <table:table-cell table:style-name="ce60" office:value-type="string">
            <text:p>CORRECTO – Primero hay que cargar el item y luego modificar el precio para que lo tome.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3-04-19">
            <text:p>19/04/13</text:p>
          </table:table-cell>
          <table:table-cell table:style-name="ce56" office:value-type="string">
            <text:p>Estado de carga de artículos</text:p>
          </table:table-cell>
          <table:table-cell table:style-name="ce60" office:value-type="string">
            <text:p>Nuevo form, se prueba que funcione correctamente. Tabstop, filtro de proveedor</text:p>
          </table:table-cell>
          <table:table-cell table:style-name="ce60" office:value-type="string">
            <text:p>CORRECTO – El formulario funciona correctamente</text:p>
          </table:table-cell>
          <table:table-cell table:style-name="ce61" table:number-columns-repeated="1020"/>
        </table:table-row>
        <table:table-row table:style-name="ro8">
          <table:table-cell table:style-name="ce38" office:value-type="date" office:date-value="2013-04-29">
            <text:p>29/04/13</text:p>
          </table:table-cell>
          <table:table-cell table:style-name="ce56" office:value-type="string">
            <text:p>Estadísticas de proveedores</text:p>
          </table:table-cell>
          <table:table-cell table:style-name="ce60" office:value-type="string">
            <text:p>Comprobar la suma de unidades vendidas por mes y total de ventas</text:p>
          </table:table-cell>
          <table:table-cell table:style-name="ce60" office:value-type="string">
            <text:p>CORRECTO – Los datos mostrados son correectos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3-11-01">
            <text:p>01/11/13</text:p>
          </table:table-cell>
          <table:table-cell table:style-name="ce56" office:value-type="string">
            <text:p>Venta con descuento por importe</text:p>
          </table:table-cell>
          <table:table-cell table:style-name="ce60" office:value-type="string">
            <text:p>Comprobar el funcionamiento de los descuentos por importe en una venta de contado</text:p>
          </table:table-cell>
          <table:table-cell table:style-name="ce60" office:value-type="string">
            <text:p>ERROR – En el comprobante no es correcto el sub-total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3-11-01">
            <text:p>01/11/13</text:p>
          </table:table-cell>
          <table:table-cell table:style-name="ce56" office:value-type="string">
            <text:p>Venta con descuento por importe</text:p>
          </table:table-cell>
          <table:table-cell table:style-name="ce60" office:value-type="string">
            <text:p>Comprobar el funcionamiento de los descuentos por importe en una venta de contado</text:p>
          </table:table-cell>
          <table:table-cell table:style-name="ce60" office:value-type="string">
            <text:p>CORRECTO – La venta con descuento se realizó correctamente</text:p>
          </table:table-cell>
          <table:table-cell table:style-name="ce61" table:number-columns-repeated="1020"/>
        </table:table-row>
        <table:table-row table:style-name="ro8">
          <table:table-cell table:style-name="ce38" office:value-type="date" office:date-value="2013-11-01">
            <text:p>01/11/13</text:p>
          </table:table-cell>
          <table:table-cell table:style-name="ce56" office:value-type="string">
            <text:p>Venta con descuento por importe</text:p>
          </table:table-cell>
          <table:table-cell table:style-name="ce60" office:value-type="string">
            <text:p>Comprobar el correcto cierre de caja teniendo en cuenta los descuentos</text:p>
          </table:table-cell>
          <table:table-cell table:style-name="ce60" office:value-type="string">
            <text:p>CORRECTO – El cierre es correcto teniendo comprobantes con descuento</text:p>
          </table:table-cell>
          <table:table-cell table:style-name="ce61" table:number-columns-repeated="1020"/>
        </table:table-row>
        <table:table-row table:style-name="ro9">
          <table:table-cell table:style-name="ce38" office:value-type="date" office:date-value="2013-11-01">
            <text:p>01/11/13</text:p>
          </table:table-cell>
          <table:table-cell table:style-name="ce56" office:value-type="string">
            <text:p>Venta con descuento por importe</text:p>
          </table:table-cell>
          <table:table-cell table:style-name="ce60" office:value-type="string">
            <text:p>Comprobar el funcionamiento de los descuentos por importe en una venta en cuenta corriente</text:p>
          </table:table-cell>
          <table:table-cell table:style-name="ce60" office:value-type="string">
            <text:p>CORRECTO – La venta con descuento se realizó correctamente en la cuenta corriente</text:p>
          </table:table-cell>
          <table:table-cell table:style-name="ce61" table:number-columns-repeated="1020"/>
        </table:table-row>
        <table:table-row table:style-name="ro4">
          <table:table-cell table:style-name="ce55" office:value-type="date" office:date-value="2013-12-07">
            <text:p>07/12/13</text:p>
          </table:table-cell>
          <table:table-cell table:style-name="ce58" office:value-type="string">
            <text:p>Cálculo de ventas por mes</text:p>
          </table:table-cell>
          <table:table-cell table:style-name="ce60" office:value-type="string">
            <text:p>Voy a generar un par de comprobantes de compras, anular comprobantes de compras y generar notas de crédito.</text:p>
          </table:table-cell>
          <table:table-cell table:style-name="ce60" office:value-type="string">
            <text:p>CORRECTO – El cálculo es correcto, no se contabilizan los comprobantes anulados. Se restan las NC</text:p>
          </table:table-cell>
          <table:table-cell table:style-name="ce61" table:number-columns-repeated="1020"/>
        </table:table-row>
        <table:table-row table:style-name="ro4">
          <table:table-cell table:style-name="ce55" office:value-type="date" office:date-value="2013-12-31">
            <text:p>31/12/13</text:p>
          </table:table-cell>
          <table:table-cell table:style-name="ce56" office:value-type="string">
            <text:p>Venta con cantidad en decimales</text:p>
          </table:table-cell>
          <table:table-cell table:style-name="ce60" office:value-type="string">
            <text:p>Comprobar el funcionamiento de las ventas con cantidades con decimales</text:p>
          </table:table-cell>
          <table:table-cell table:style-name="ce60" office:value-type="string">
            <text:p>CORRECTO – La venta es correcta como el cálculo de los totales. La impresión del comprobante también es correcta.</text:p>
          </table:table-cell>
          <table:table-cell table:style-name="ce61" table:number-columns-repeated="1020"/>
        </table:table-row>
        <table:table-row table:style-name="ro3">
          <table:table-cell table:style-name="ce55" office:value-type="date" office:date-value="2013-12-31">
            <text:p>31/12/13</text:p>
          </table:table-cell>
          <table:table-cell table:style-name="ce56" office:value-type="string">
            <text:p>Venta con cantidad en decimales</text:p>
          </table:table-cell>
          <table:table-cell table:style-name="ce60" office:value-type="string">
            <text:p>Comprobar el cierre de caja con ventas con decimales</text:p>
          </table:table-cell>
          <table:table-cell table:style-name="ce60" office:value-type="string">
            <text:p>CORRECTO – El cierre es correcto teniendo comprobantes con cantidades en decimales</text:p>
          </table:table-cell>
          <table:table-cell table:number-columns-repeated="1020"/>
        </table:table-row>
        <table:table-row table:style-name="ro3">
          <table:table-cell table:style-name="ce55" office:value-type="date" office:date-value="2013-12-31">
            <text:p>31/12/13</text:p>
          </table:table-cell>
          <table:table-cell table:style-name="ce56" office:value-type="string">
            <text:p>Venta con cantidad en decimales</text:p>
          </table:table-cell>
          <table:table-cell table:style-name="ce60" office:value-type="string">
            <text:p>Comprobar el control de stock con ventas con decimales</text:p>
          </table:table-cell>
          <table:table-cell table:style-name="ce60" office:value-type="string">
            <text:p>CORRECTO - <text:s/>El control de stock funciona correctamente con ventas con decimales</text:p>
          </table:table-cell>
          <table:table-cell table:number-columns-repeated="1020"/>
        </table:table-row>
        <table:table-row table:style-name="ro4">
          <table:table-cell table:style-name="ce55" office:value-type="date" office:date-value="2013-12-31">
            <text:p>31/12/13</text:p>
          </table:table-cell>
          <table:table-cell table:style-name="ce56" office:value-type="string">
            <text:p>Venta con cantidad en decimales</text:p>
          </table:table-cell>
          <table:table-cell table:style-name="ce60" office:value-type="string">
            <text:p>Comprobar las estadísticas proveedores</text:p>
          </table:table-cell>
          <table:table-cell table:style-name="ce60" office:value-type="string">
            <text:p>CORRECTO – Las estadísticas son correctas tanto en la venta por temporada como en las unidades totales con decimales</text:p>
          </table:table-cell>
          <table:table-cell table:number-columns-repeated="1020"/>
        </table:table-row>
        <table:table-row table:style-name="ro3">
          <table:table-cell table:style-name="ce55" office:value-type="date" office:date-value="2014-02-20">
            <text:p>20/02/14</text:p>
          </table:table-cell>
          <table:table-cell table:style-name="ce56" office:value-type="string">
            <text:p>Unidades compradas por proveedor</text:p>
          </table:table-cell>
          <table:table-cell table:style-name="ce60" office:value-type="string">
            <text:p>Comprobar el cálculo de las unidades compradas por proveedor</text:p>
          </table:table-cell>
          <table:table-cell table:style-name="ce60" office:value-type="string">
            <text:p>CORRECTO - <text:s/>El cálculo es correcto</text:p>
          </table:table-cell>
          <table:table-cell table:number-columns-repeated="1020"/>
        </table:table-row>
        <table:table-row table:style-name="ro5" table:number-rows-repeated="17">
          <table:table-cell table:style-name="ce56" table:number-columns-repeated="2"/>
          <table:table-cell table:style-name="ce60" table:number-columns-repeated="2"/>
          <table:table-cell table:number-columns-repeated="1020"/>
        </table:table-row>
        <table:table-row table:style-name="ro5" table:number-rows-repeated="1048532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expression table:name="Print_Area" table:base-cell-address="$'V0.9 Pruebas'.$A$1" table:expression="#REF!"/>
          <table:named-expression table:name="Sheet_Title" table:base-cell-address="$'V0.9 Pruebas'.$A$1" table:expression="&quot;Pruebas&quot;"/>
        </table:named-expressions>
      </table:table>
      <table:table table:name="Actualización" table:style-name="ta3">
        <office:forms form:automatic-focus="false" form:apply-design-mode="false"/>
        <table:table-column table:style-name="co8" table:default-cell-style-name="ce32"/>
        <table:table-column table:style-name="co9" table:default-cell-style-name="ce32"/>
        <table:table-column table:style-name="co10" table:default-cell-style-name="ce32"/>
        <table:table-column table:style-name="co12" table:default-cell-style-name="ce32"/>
        <table:table-column table:style-name="co5" table:number-columns-repeated="1020" table:default-cell-style-name="ce32"/>
        <table:table-row table:style-name="ro12">
          <table:table-cell table:style-name="ce26" office:value-type="string" table:number-columns-spanned="2" table:number-rows-spanned="1">
            <text:p>Versión 0.9</text:p>
          </table:table-cell>
          <table:covered-table-cell table:style-name="ce33"/>
          <table:table-cell table:style-name="ce33" table:number-columns-repeated="2"/>
          <table:table-cell table:style-name="ce34" table:number-columns-repeated="1020"/>
        </table:table-row>
        <table:table-row table:style-name="ro7">
          <table:table-cell table:style-name="ce27" office:value-type="string">
            <text:p>FECHA</text:p>
          </table:table-cell>
          <table:table-cell table:style-name="ce33" office:value-type="string">
            <text:p>MODULO</text:p>
          </table:table-cell>
          <table:table-cell table:style-name="ce33"/>
          <table:table-cell table:style-name="ce33" office:value-type="string">
            <text:p>Usar</text:p>
          </table:table-cell>
          <table:table-cell table:style-name="ce34" table:number-columns-repeated="1020"/>
        </table:table-row>
        <table:table-row table:style-name="ro7">
          <table:table-cell table:style-name="ce28" office:value-type="date" office:date-value="2012-01-10">
            <text:p>10/01/12</text:p>
          </table:table-cell>
          <table:table-cell table:style-name="ce23" office:value-type="string">
            <text:p>Modulo Estados de ctas. ctes proveedores y dependencias</text:p>
          </table:table-cell>
          <table:table-cell table:style-name="ce23"/>
          <table:table-cell table:style-name="ce23" office:value-type="string">
            <text:p>cxGrid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2-03-17">
            <text:p>17/03/12</text:p>
          </table:table-cell>
          <table:table-cell table:style-name="ce23" office:value-type="string">
            <text:p>Modulo Recibos cliente, dependencias y reportes</text:p>
          </table:table-cell>
          <table:table-cell table:style-name="ce23"/>
          <table:table-cell table:style-name="ce23" office:value-type="string">
            <text:p>Apertura dataset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2-11-24">
            <text:p>24/11/12</text:p>
          </table:table-cell>
          <table:table-cell table:style-name="ce23" office:value-type="string">
            <text:p>Modulo Estadísticas Ventas</text:p>
          </table:table-cell>
          <table:table-cell table:style-name="ce23"/>
          <table:table-cell table:style-name="ce23" office:value-type="string">
            <text:p>Cierre dataset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2-11-27">
            <text:p>27/11/12</text:p>
          </table:table-cell>
          <table:table-cell table:style-name="ce23" office:value-type="string">
            <text:p>Modulo Pagos y dependencias</text:p>
          </table:table-cell>
          <table:table-cell table:style-name="ce23"/>
          <table:table-cell table:style-name="ce23" office:value-type="string">
            <text:p>Creación DM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3-06-30">
            <text:p>30/06/13</text:p>
          </table:table-cell>
          <table:table-cell table:style-name="ce23" office:value-type="string">
            <text:p>Modulo Proveedores y dependencias</text:p>
          </table:table-cell>
          <table:table-cell table:style-name="ce23"/>
          <table:table-cell table:style-name="ce23" office:value-type="string">
            <text:p>Liberación DM</text:p>
          </table:table-cell>
          <table:table-cell table:style-name="ce23" table:number-columns-repeated="1020"/>
        </table:table-row>
        <table:table-row table:style-name="ro13">
          <table:table-cell table:style-name="ce28" office:value-type="date" office:date-value="2013-06-30">
            <text:p>30/06/13</text:p>
          </table:table-cell>
          <table:table-cell table:style-name="ce23" office:value-type="string">
            <text:p>Modulo Clientes y dependencias</text:p>
          </table:table-cell>
          <table:table-cell table:style-name="ce23"/>
          <table:table-cell table:style-name="ce23" office:value-type="string">
            <text:p>Máscaras $#,##0.00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3-07-03">
            <text:p>03/07/13</text:p>
          </table:table-cell>
          <table:table-cell table:style-name="ce23" office:value-type="string">
            <text:p>Modulo Artículos y dependencias</text:p>
          </table:table-cell>
          <table:table-cell table:style-name="ce23"/>
          <table:table-cell table:style-name="ce23" office:value-type="string">
            <text:p>Popup usan botónes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3-07-31">
            <text:p>31/07/13</text:p>
          </table:table-cell>
          <table:table-cell table:style-name="ce23" office:value-type="string">
            <text:p>Modulo Búsqueda Artículos para la venta</text:p>
          </table:table-cell>
          <table:table-cell table:style-name="ce23"/>
          <table:table-cell table:style-name="ce23" office:value-type="string">
            <text:p>Form número fi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3-11-01">
            <text:p>01/11/13</text:p>
          </table:table-cell>
          <table:table-cell table:style-name="ce23" office:value-type="string">
            <text:p>Comprobantes ventas ahora los descuentos son por importe</text:p>
          </table:table-cell>
          <table:table-cell table:style-name="ce23"/>
          <table:table-cell table:style-name="ce23" office:value-type="string">
            <text:p>Tabstop del form</text:p>
          </table:table-cell>
          <table:table-cell table:style-name="ce23" table:number-columns-repeated="1020"/>
        </table:table-row>
        <table:table-row table:style-name="ro7">
          <table:table-cell table:style-name="ce28" office:value-type="date" office:date-value="2013-12-02">
            <text:p>02/12/13</text:p>
          </table:table-cell>
          <table:table-cell office:value-type="string">
            <text:p>Agrego observaciones al comprobante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3-12-04">
            <text:p>04/12/13</text:p>
          </table:table-cell>
          <table:table-cell table:style-name="ce23" office:value-type="string">
            <text:p>Agrego cantidad de copias por defecto al .INI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3-12-05">
            <text:p>05/12/13</text:p>
          </table:table-cell>
          <table:table-cell table:style-name="ce23" office:value-type="string">
            <text:p>Borre de la DB GEN_IDNOTACREDITO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3-12-06">
            <text:p>06/12/13</text:p>
          </table:table-cell>
          <table:table-cell table:style-name="ce23" office:value-type="string">
            <text:p>Modificación de SP_CIERRE_TURNO para tener en cuenta las NC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3-12-07">
            <text:p>07/12/13</text:p>
          </table:table-cell>
          <table:table-cell table:style-name="ce23" office:value-type="string">
            <text:p>Modificación de SP_VENTAS_DIARIAS para desestimar los presupuesto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3-12-10">
            <text:p>10/12/13</text:p>
          </table:table-cell>
          <table:table-cell table:style-name="ce23" office:value-type="string">
            <text:p>Agrego SP_VENTAS_DIARIAS_CLIENTE para el cálculo de acumulados de cliente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3-12-10">
            <text:p>10/12/13</text:p>
          </table:table-cell>
          <table:table-cell table:style-name="ce23" office:value-type="string">
            <text:p>Modificación de SP_CONTROL_CUENTAS_CLIENTE para tener en cuenta las NC</text:p>
          </table:table-cell>
          <table:table-cell table:style-name="ce23" table:number-columns-repeated="1022"/>
        </table:table-row>
        <table:table-row table:style-name="ro5">
          <table:table-cell table:style-name="ce29"/>
          <table:table-cell table:style-name="ce23" table:number-columns-repeated="1023"/>
        </table:table-row>
        <table:table-row table:style-name="ro5">
          <table:table-cell table:style-name="ce29"/>
          <table:table-cell table:style-name="Default"/>
          <table:table-cell table:style-name="ce23" table:number-columns-repeated="1022"/>
        </table:table-row>
        <table:table-row table:style-name="ro13">
          <table:table-cell table:style-name="ce29" office:value-type="date" office:date-value="2013-12-28">
            <text:p>28/12/13</text:p>
          </table:table-cell>
          <table:table-cell table:style-name="ce23" office:value-type="string">
            <text:p>Borré la tabla NOTAS_CREDITO no se usaba</text:p>
          </table:table-cell>
          <table:table-cell table:style-name="ce23" table:number-columns-repeated="1022"/>
        </table:table-row>
        <table:table-row table:style-name="ro3">
          <table:table-cell table:style-name="ce30"/>
          <table:table-cell table:style-name="ce23" office:value-type="string">
            <text:p>Modificación tabla ARTICULOS ahora DESCRIPCION VARCHAR(200)</text:p>
            <text:p>STOCK NUMERIC (5,4) PUNTO_REPOSICION NUMERIC(5,4)</text:p>
          </table:table-cell>
          <table:table-cell table:style-name="ce23" table:number-columns-repeated="1022"/>
        </table:table-row>
        <table:table-row table:style-name="ro3">
          <table:table-cell table:style-name="ce30"/>
          <table:table-cell table:style-name="ce23" office:value-type="string">
            <text:p>Modificación tabla ARTICULOS_AUDITORIA ahora DESCRIPCION VARCHAR(200)</text:p>
            <text:p>STOCK NUMERIC (5,4) PUNTO_REPOSICION NUMERIC(5,4)</text:p>
          </table:table-cell>
          <table:table-cell table:style-name="ce23" table:number-columns-repeated="1022"/>
        </table:table-row>
        <table:table-row table:style-name="ro13">
          <table:table-cell table:style-name="ce30"/>
          <table:table-cell table:style-name="ce23" office:value-type="string">
            <text:p>Modificación tabla ITEMS ahora CANTIDAD NUMERIC(5,4)</text:p>
          </table:table-cell>
          <table:table-cell table:style-name="ce23" table:number-columns-repeated="1022"/>
        </table:table-row>
        <table:table-row table:style-name="ro13">
          <table:table-cell table:style-name="ce30"/>
          <table:table-cell table:style-name="ce23" office:value-type="string">
            <text:p>Modificación de SP_COMPRAS_MES_PROVEEDOR para que use NUMERIC(5,4)</text:p>
          </table:table-cell>
          <table:table-cell table:style-name="ce23" table:number-columns-repeated="1022"/>
        </table:table-row>
        <table:table-row table:style-name="ro3">
          <table:table-cell table:style-name="ce30"/>
          <table:table-cell table:style-name="ce23" office:value-type="string">
            <text:p>Modificación de SP_COMPRAS_TEMPORADAS_PROVEEDOR se cambia el criterio de las temporadas</text:p>
          </table:table-cell>
          <table:table-cell table:style-name="ce23" table:number-columns-repeated="1022"/>
        </table:table-row>
        <table:table-row table:style-name="ro13">
          <table:table-cell table:style-name="ce30"/>
          <table:table-cell table:style-name="ce23" office:value-type="string">
            <text:p>Modificación de SP_DEVOLVER_STOCK para que use NUMERIC(5,4)</text:p>
          </table:table-cell>
          <table:table-cell table:style-name="ce23" table:number-columns-repeated="1022"/>
        </table:table-row>
        <table:table-row table:style-name="ro13">
          <table:table-cell table:style-name="ce30"/>
          <table:table-cell table:style-name="ce23" office:value-type="string">
            <text:p>Modificación de SP_VENTAS_MES_PROVEEDOR para que use NUMERIC(5,4)</text:p>
          </table:table-cell>
          <table:table-cell table:style-name="ce23" table:number-columns-repeated="1022"/>
        </table:table-row>
        <table:table-row table:style-name="ro3">
          <table:table-cell table:style-name="ce30"/>
          <table:table-cell table:style-name="ce23" office:value-type="string">
            <text:p>Modificación de SP_VENTAS_TEMPORADAS_PROVEEDOR se cambia el criterio de las temporadas y para que use NUMERIC(5,4)</text:p>
          </table:table-cell>
          <table:table-cell table:style-name="ce23" table:number-columns-repeated="1022"/>
        </table:table-row>
        <table:table-row table:style-name="ro7">
          <table:table-cell table:style-name="ce30"/>
          <table:table-cell table:style-name="ce23" table:number-columns-repeated="1023"/>
        </table:table-row>
        <table:table-row table:style-name="ro13">
          <table:table-cell table:style-name="ce29" office:value-type="date" office:date-value="2014-02-05">
            <text:p>05/02/14</text:p>
          </table:table-cell>
          <table:table-cell table:style-name="ce23" office:value-type="string">
            <text:p>Modulo Artículos y dependencias para trabajar con diferentes moneda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05">
            <text:p>05/02/14</text:p>
          </table:table-cell>
          <table:table-cell table:style-name="ce23" office:value-type="string">
            <text:p>Cambié el orden de creación, ahora primero va uMain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05">
            <text:p>05/02/14</text:p>
          </table:table-cell>
          <table:table-cell table:style-name="ce23" office:value-type="string">
            <text:p>Agrego la tabla MONEDA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07">
            <text:p>07/02/14</text:p>
          </table:table-cell>
          <table:table-cell table:style-name="ce23" office:value-type="string">
            <text:p>Agrego el campo IDMONEDA a la tabla ARTICULO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07">
            <text:p>07/02/14</text:p>
          </table:table-cell>
          <table:table-cell table:style-name="ce23" office:value-type="string">
            <text:p>Agrego el campo IDMONEDA a la tabla ARTICULOS_AUDITORIA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07">
            <text:p>07/02/14</text:p>
          </table:table-cell>
          <table:table-cell table:style-name="ce23" office:value-type="string">
            <text:p>Modifico el trigger TG_AUDITORIA_ARTICULO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14">
            <text:p>14/02/14</text:p>
          </table:table-cell>
          <table:table-cell table:style-name="ce23" office:value-type="string">
            <text:p>Agrego SP_ACTUALIZAR_COSTOS_MONEDAS</text:p>
          </table:table-cell>
          <table:table-cell table:style-name="ce23" table:number-columns-repeated="1022"/>
        </table:table-row>
        <table:table-row table:style-name="ro5">
          <table:table-cell table:style-name="ce29"/>
          <table:table-cell table:style-name="ce23" table:number-columns-repeated="1023"/>
        </table:table-row>
        <table:table-row table:style-name="ro3">
          <table:table-cell table:style-name="ce29" office:value-type="date" office:date-value="2014-02-19">
            <text:p>19/02/14</text:p>
          </table:table-cell>
          <table:table-cell table:style-name="ce23" office:value-type="string">
            <text:p>Modificación de SP_COMPRAS_MES_PROVEEDOR para que devuelva las cantidades compradas</text:p>
          </table:table-cell>
          <table:table-cell table:style-name="ce23" table:number-columns-repeated="1022"/>
        </table:table-row>
        <table:table-row table:style-name="ro3">
          <table:table-cell table:style-name="ce29" office:value-type="date" office:date-value="2014-02-19">
            <text:p>19/02/14</text:p>
          </table:table-cell>
          <table:table-cell table:style-name="ce23" office:value-type="string">
            <text:p>Modificación de SP_COMPRAS_TEMPORADAS_PROVEEDOR para que devuelva las cantidades comprada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20">
            <text:p>20/02/14</text:p>
          </table:table-cell>
          <table:table-cell table:style-name="ce23" office:value-type="string">
            <text:p>Modificación de SP_VENTAS_MES_PROVEEDOR para corregir errores</text:p>
          </table:table-cell>
          <table:table-cell table:style-name="ce23" table:number-columns-repeated="1022"/>
        </table:table-row>
        <table:table-row table:style-name="ro13">
          <table:table-cell table:style-name="ce29" office:value-type="date" office:date-value="2014-02-20">
            <text:p>20/02/14</text:p>
          </table:table-cell>
          <table:table-cell table:style-name="ce23" office:value-type="string">
            <text:p>Modificación de SP_VENTAS_TEMPORADAS_PROVEEDOR para corregir errores</text:p>
          </table:table-cell>
          <table:table-cell table:style-name="ce23" table:number-columns-repeated="1022"/>
        </table:table-row>
        <table:table-row table:style-name="ro5" table:number-rows-repeated="5">
          <table:table-cell table:style-name="ce29"/>
          <table:table-cell table:style-name="ce23" table:number-columns-repeated="1023"/>
        </table:table-row>
        <table:table-row table:style-name="ro7">
          <table:table-cell table:style-name="ce30"/>
          <table:table-cell table:style-name="ce23" table:number-columns-repeated="1023"/>
        </table:table-row>
        <table:table-row table:style-name="ro12">
          <table:table-cell table:style-name="ce31" office:value-type="string" table:number-columns-spanned="2" table:number-rows-spanned="1">
            <text:p>Versión 1.0</text:p>
          </table:table-cell>
          <table:covered-table-cell table:style-name="ce11"/>
          <table:table-cell table:style-name="ce23" table:number-columns-repeated="1022"/>
        </table:table-row>
        <table:table-row table:style-name="ro5">
          <table:table-cell table:style-name="ce27" office:value-type="string">
            <text:p>FECHA</text:p>
          </table:table-cell>
          <table:table-cell table:style-name="ce33" office:value-type="string">
            <text:p>MODULO</text:p>
          </table:table-cell>
          <table:table-cell table:style-name="ce33" table:number-columns-repeated="2"/>
          <table:table-cell table:style-name="ce34" table:number-columns-repeated="1020"/>
        </table:table-row>
        <table:table-row table:style-name="ro7">
          <table:table-cell table:style-name="ce30"/>
          <table:table-cell table:style-name="ce23" table:number-columns-repeated="1023"/>
        </table:table-row>
        <table:table-row table:style-name="ro7" table:number-rows-repeated="104852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Actualización.$A$1" table:expression="#REF!"/>
          <table:named-expression table:name="Sheet_Title" table:base-cell-address="$Actualización.$A$1" table:expression="&quot;Actualización&quot;"/>
        </table:named-expressions>
      </table:table>
      <table:named-expressions>
        <table:named-range table:name="__Anonymous_Sheet_DB__0" table:base-cell-address="$Modificaciones.$A$1" table:cell-range-address="$Modificaciones.$A$1:.$D$41" table:range-usable-as="repeat-column repeat-row filter print-range"/>
      </table:named-expressions>
      <table:database-ranges>
        <table:database-range table:name="__Anonymous_Sheet_DB__0" table:target-range-address="Modificaciones.A1:Modificaciones.D1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s" fo:country="E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 number:calendar="gregorian"/>
    </number:date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1cm" fo:margin-left="2cm" fo:margin-right="1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0/00/0000</text:date>, <text:time style:data-style-name="N2" text:time-value="13:53:10.0160999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odificaciones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Pruebas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Actualización" style:page-layout-name="Mpm3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5T13:58:18.608333869</dc:date>
    <meta:creation-date>2009-04-16T11:32:48Z</meta:creation-date>
    <meta:editing-cycles>317</meta:editing-cycles>
    <meta:editing-duration>P2DT24M18S</meta:editing-duration>
    <meta:generator>LibreOffice/4.2.8.2$Linux_X86_64 LibreOffice_project/420m0$Build-2</meta:generator>
    <dc:creator>isidoro </dc:creator>
    <meta:document-statistic meta:table-count="3" meta:cell-count="699" meta:object-count="0"/>
    <meta:user-defined meta:name="Info 1"/>
    <meta:user-defined meta:name="Info 2"/>
    <meta:user-defined meta:name="Info 3"/>
    <meta:user-defined meta:name="Info 4"/>
  </office:meta>
</office:document-meta>
</file>